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794cm"/>
    </style:style>
    <style:style style:name="Tabulka1.B" style:family="table-column">
      <style:table-column-properties style:column-width="5.10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125"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officeooo:rsid="002529de" officeooo:paragraph-rsid="002529de"/>
    </style:style>
    <style:style style:name="P4" style:family="paragraph" style:parent-style-name="Table_20_Contents">
      <style:paragraph-properties fo:line-height="142%"/>
      <style:text-properties fo:language="en" fo:country="US"/>
    </style:style>
    <style:style style:name="P5" style:family="paragraph" style:parent-style-name="Table_20_Contents">
      <style:paragraph-properties fo:line-height="142%"/>
      <style:text-properties fo:language="en" fo:country="US" officeooo:rsid="0029a501" officeooo:paragraph-rsid="0029a501"/>
    </style:style>
    <style:style style:name="P6" style:family="paragraph" style:parent-style-name="Table_20_Contents">
      <style:paragraph-properties fo:line-height="142%"/>
      <style:text-properties fo:language="en" fo:country="US" officeooo:rsid="002d479d" officeooo:paragraph-rsid="002d479d"/>
    </style:style>
    <style:style style:name="P7" style:family="paragraph" style:parent-style-name="Table_20_Contents">
      <style:paragraph-properties fo:line-height="142%"/>
      <style:text-properties fo:language="en" fo:country="US" officeooo:rsid="002644c6" officeooo:paragraph-rsid="002644c6"/>
    </style:style>
    <style:style style:name="P8" style:family="paragraph" style:parent-style-name="Table_20_Contents">
      <style:paragraph-properties fo:line-height="142%"/>
      <style:text-properties fo:language="en" fo:country="US" officeooo:rsid="003c43d5" officeooo:paragraph-rsid="002644c6"/>
    </style:style>
    <style:style style:name="P9"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10"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1"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12"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13" style:family="paragraph" style:parent-style-name="Table_20_Contents">
      <style:paragraph-properties fo:line-height="142%"/>
      <style:text-properties fo:language="en" fo:country="US" officeooo:rsid="002529de" officeooo:paragraph-rsid="002529de"/>
    </style:style>
    <style:style style:name="P14" style:family="paragraph" style:parent-style-name="Table_20_Contents">
      <style:paragraph-properties fo:line-height="142%"/>
      <style:text-properties fo:language="en" fo:country="US"/>
    </style:style>
    <style:style style:name="P15" style:family="paragraph" style:parent-style-name="Table_20_Contents">
      <style:paragraph-properties fo:line-height="142%"/>
      <style:text-properties fo:language="en" fo:country="US" officeooo:rsid="0029a501" officeooo:paragraph-rsid="0029a501"/>
    </style:style>
    <style:style style:name="P16" style:family="paragraph" style:parent-style-name="Table_20_Contents">
      <style:paragraph-properties fo:line-height="142%"/>
      <style:text-properties fo:language="en" fo:country="US" officeooo:rsid="0029a501" officeooo:paragraph-rsid="002019d8"/>
    </style:style>
    <style:style style:name="P17" style:family="paragraph" style:parent-style-name="Table_20_Contents">
      <style:paragraph-properties fo:line-height="142%"/>
      <style:text-properties fo:language="en" fo:country="US" officeooo:rsid="002d479d" officeooo:paragraph-rsid="002d479d"/>
    </style:style>
    <style:style style:name="P18" style:family="paragraph" style:parent-style-name="Table_20_Contents">
      <style:paragraph-properties fo:line-height="142%"/>
      <style:text-properties fo:language="en" fo:country="US" officeooo:rsid="002644c6" officeooo:paragraph-rsid="002644c6"/>
    </style:style>
    <style:style style:name="P19" style:family="paragraph" style:parent-style-name="Table_20_Contents">
      <style:paragraph-properties fo:line-height="142%"/>
      <style:text-properties fo:language="en" fo:country="US" officeooo:rsid="003c43d5"/>
    </style:style>
    <style:style style:name="P20" style:family="paragraph" style:parent-style-name="Table_20_Contents">
      <style:paragraph-properties fo:line-height="142%"/>
      <style:text-properties fo:language="en" fo:country="US" officeooo:rsid="003c43d5" officeooo:paragraph-rsid="002644c6"/>
    </style:style>
    <style:style style:name="P21" style:family="paragraph" style:parent-style-name="Table_20_Contents">
      <style:paragraph-properties fo:line-height="142%"/>
      <style:text-properties fo:language="en" fo:country="US" officeooo:rsid="003c43d5" officeooo:paragraph-rsid="003c43d5"/>
    </style:style>
    <style:style style:name="P22" style:family="paragraph" style:parent-style-name="Table_20_Contents">
      <style:paragraph-properties fo:line-height="142%"/>
      <style:text-properties fo:language="en" fo:country="US" officeooo:rsid="003c43d5" officeooo:paragraph-rsid="00213595"/>
    </style:style>
    <style:style style:name="P23" style:family="paragraph" style:parent-style-name="Table_20_Contents">
      <style:paragraph-properties fo:line-height="142%"/>
      <style:text-properties fo:language="en" fo:country="US" officeooo:rsid="002019d8"/>
    </style:style>
    <style:style style:name="P24" style:family="paragraph" style:parent-style-name="Table_20_Contents">
      <style:paragraph-properties fo:line-height="142%"/>
      <style:text-properties fo:language="en" fo:country="US" officeooo:rsid="002019d8" officeooo:paragraph-rsid="002019d8"/>
    </style:style>
    <style:style style:name="P25" style:family="paragraph" style:parent-style-name="Table_20_Contents">
      <style:paragraph-properties fo:line-height="142%"/>
      <style:text-properties fo:language="en" fo:country="US" officeooo:rsid="00213595" officeooo:paragraph-rsid="00213595"/>
    </style:style>
    <style:style style:name="P26" style:family="paragraph" style:parent-style-name="Table_20_Contents">
      <style:paragraph-properties fo:line-height="142%"/>
      <style:text-properties fo:language="en" fo:country="US" officeooo:rsid="002fb5d6" officeooo:paragraph-rsid="002fb5d6"/>
    </style:style>
    <style:style style:name="P27" style:family="paragraph" style:parent-style-name="Table_20_Contents">
      <style:paragraph-properties fo:line-height="142%"/>
      <style:text-properties fo:language="en" fo:country="US" officeooo:rsid="002d8271" officeooo:paragraph-rsid="002d8271"/>
    </style:style>
    <style:style style:name="P28" style:family="paragraph" style:parent-style-name="Table_20_Contents">
      <style:paragraph-properties fo:line-height="142%"/>
      <style:text-properties fo:language="en" fo:country="US" officeooo:rsid="0021d83e" officeooo:paragraph-rsid="0021d83e"/>
    </style:style>
    <style:style style:name="P29" style:family="paragraph" style:parent-style-name="Table_20_Contents">
      <style:paragraph-properties fo:line-height="142%"/>
      <style:text-properties fo:language="en" fo:country="US" officeooo:rsid="0029cee2" officeooo:paragraph-rsid="0029cee2"/>
    </style:style>
    <style:style style:name="P30" style:family="paragraph" style:parent-style-name="Table_20_Contents">
      <style:paragraph-properties fo:line-height="142%"/>
      <style:text-properties fo:language="en" fo:country="US" officeooo:rsid="002e08ba" officeooo:paragraph-rsid="002e08ba"/>
    </style:style>
    <style:style style:name="P31" style:family="paragraph" style:parent-style-name="Table_20_Contents">
      <style:paragraph-properties fo:line-height="142%"/>
      <style:text-properties fo:language="en" fo:country="US" officeooo:rsid="00336ab7" officeooo:paragraph-rsid="00336ab7"/>
    </style:style>
    <style:style style:name="P32" style:family="paragraph" style:parent-style-name="Table_20_Contents">
      <style:paragraph-properties fo:line-height="142%"/>
      <style:text-properties fo:language="en" fo:country="US" officeooo:rsid="0033d3fd" officeooo:paragraph-rsid="0033d3fd"/>
    </style:style>
    <style:style style:name="P33" style:family="paragraph" style:parent-style-name="Table_20_Contents">
      <style:paragraph-properties fo:line-height="142%"/>
      <style:text-properties fo:language="en" fo:country="US" officeooo:rsid="00350839" officeooo:paragraph-rsid="00350839"/>
    </style:style>
    <style:style style:name="P34" style:family="paragraph" style:parent-style-name="Table_20_Contents">
      <style:paragraph-properties fo:line-height="142%"/>
      <style:text-properties fo:language="en" fo:country="US" officeooo:rsid="0036ba70" officeooo:paragraph-rsid="0036ba70"/>
    </style:style>
    <style:style style:name="P35" style:family="paragraph" style:parent-style-name="Table_20_Contents">
      <style:paragraph-properties fo:line-height="142%"/>
      <style:text-properties fo:language="en" fo:country="US" officeooo:rsid="00389712" officeooo:paragraph-rsid="00389712"/>
    </style:style>
    <style:style style:name="P36" style:family="paragraph" style:parent-style-name="Table_20_Contents">
      <style:paragraph-properties fo:line-height="142%"/>
      <style:text-properties fo:language="en" fo:country="US" officeooo:rsid="00399e01" officeooo:paragraph-rsid="00399e01"/>
    </style:style>
    <style:style style:name="P37" style:family="paragraph" style:parent-style-name="Table_20_Contents">
      <style:paragraph-properties fo:line-height="142%"/>
      <style:text-properties fo:language="en" fo:country="US" officeooo:rsid="003b6620" officeooo:paragraph-rsid="003b6620"/>
    </style:style>
    <style:style style:name="P38" style:family="paragraph" style:parent-style-name="Table_20_Contents">
      <style:paragraph-properties fo:line-height="142%"/>
    </style:style>
    <style:style style:name="P39" style:family="paragraph" style:parent-style-name="Table_20_Contents">
      <style:paragraph-properties fo:line-height="142%"/>
      <style:text-properties officeooo:rsid="0021d83e" officeooo:paragraph-rsid="0021d83e"/>
    </style:style>
    <style:style style:name="P40"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41" style:family="paragraph" style:parent-style-name="Standard">
      <style:text-properties fo:language="en" fo:country="US"/>
    </style:style>
    <style:style style:name="P42" style:family="paragraph" style:parent-style-name="Table_20_Heading">
      <style:paragraph-properties fo:line-height="142%" fo:text-align="start" style:justify-single-word="false"/>
      <style:text-properties fo:language="en" fo:country="US"/>
    </style:style>
    <style:style style:name="P43" style:family="paragraph" style:parent-style-name="Text_20_body">
      <style:text-properties fo:language="en" fo:country="US"/>
    </style:style>
    <style:style style:name="P44"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45"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46" style:family="paragraph" style:parent-style-name="Table_20_Contents">
      <style:paragraph-properties fo:line-height="142%"/>
      <style:text-properties fo:language="en" fo:country="US" officeooo:rsid="003e4575" officeooo:paragraph-rsid="003e4575"/>
    </style:style>
    <style:style style:name="P47" style:family="paragraph" style:parent-style-name="Table_20_Contents">
      <style:paragraph-properties fo:line-height="142%"/>
      <style:text-properties fo:language="en" fo:country="US" officeooo:rsid="002644c6" officeooo:paragraph-rsid="002644c6"/>
    </style:style>
    <style:style style:name="P48" style:family="paragraph" style:parent-style-name="Table_20_Contents">
      <style:paragraph-properties fo:line-height="142%"/>
      <style:text-properties fo:language="en" fo:country="US" officeooo:rsid="0029a501" officeooo:paragraph-rsid="0029a501"/>
    </style:style>
    <style:style style:name="P49" style:family="paragraph" style:parent-style-name="Table_20_Contents">
      <style:paragraph-properties fo:line-height="142%"/>
      <style:text-properties fo:language="en" fo:country="US" officeooo:rsid="002529de" officeooo:paragraph-rsid="002529de"/>
    </style:style>
    <style:style style:name="P50" style:family="paragraph" style:parent-style-name="Table_20_Contents">
      <style:paragraph-properties fo:line-height="142%"/>
      <style:text-properties fo:language="en" fo:country="US"/>
    </style:style>
    <style:style style:name="P51" style:family="paragraph" style:parent-style-name="Table_20_Contents">
      <style:paragraph-properties fo:line-height="142%"/>
      <style:text-properties fo:language="en" fo:country="US" officeooo:rsid="002d479d" officeooo:paragraph-rsid="002d479d"/>
    </style:style>
    <style:style style:name="P52" style:family="paragraph" style:parent-style-name="Table_20_Contents">
      <style:paragraph-properties fo:line-height="142%"/>
      <style:text-properties fo:language="en" fo:country="US" officeooo:rsid="003c43d5" officeooo:paragraph-rsid="002644c6"/>
    </style:style>
    <style:style style:name="P53" style:family="paragraph" style:parent-style-name="Table_20_Contents">
      <style:paragraph-properties fo:line-height="142%"/>
      <style:text-properties fo:language="en" fo:country="US" officeooo:rsid="003f092c" officeooo:paragraph-rsid="003f092c"/>
    </style:style>
    <style:style style:name="T1" style:family="text">
      <style:text-properties officeooo:rsid="0029a501"/>
    </style:style>
    <style:style style:name="T2" style:family="text">
      <style:text-properties officeooo:rsid="00336ab7"/>
    </style:style>
    <style:style style:name="T3" style:family="text">
      <style:text-properties officeooo:rsid="0029a501"/>
    </style:style>
    <style:style style:name="T4" style:family="text">
      <style:text-properties officeooo:rsid="00336ab7"/>
    </style:style>
    <style:style style:name="T5" style:family="text">
      <style:text-properties officeooo:rsid="00350839"/>
    </style:style>
    <style:style style:name="T6" style:family="text">
      <style:text-properties officeooo:rsid="002019d8"/>
    </style:style>
    <style:style style:name="T7" style:family="text">
      <style:text-properties officeooo:rsid="00213595"/>
    </style:style>
    <style:style style:name="T8" style:family="text">
      <style:text-properties fo:color="#428bca" style:text-line-through-style="none" style:text-line-through-type="none" fo:language="en" fo:country="US" style:text-underline-style="none" style:text-blinking="false"/>
    </style:style>
    <style:style style:name="T9" style:family="text">
      <style:text-properties officeooo:rsid="002529de"/>
    </style:style>
    <style:style style:name="T10" style:family="text">
      <style:text-properties officeooo:rsid="002644c6"/>
    </style:style>
    <style:style style:name="T11" style:family="text">
      <style:text-properties officeooo:rsid="00271daa"/>
    </style:style>
    <style:style style:name="T12" style:family="text">
      <style:text-properties officeooo:rsid="0028d799"/>
    </style:style>
    <style:style style:name="T13" style:family="text">
      <style:text-properties officeooo:rsid="002d8271"/>
    </style:style>
    <style:style style:name="T14" style:family="text">
      <style:text-properties officeooo:rsid="002fb5d6"/>
    </style:style>
    <style:style style:name="T15" style:family="text">
      <style:text-properties officeooo:rsid="0033d3fd"/>
    </style:style>
    <style:style style:name="T16" style:family="text">
      <style:text-properties officeooo:rsid="003b6620"/>
    </style:style>
    <style:style style:name="T17" style:family="text">
      <style:text-properties officeooo:rsid="003c43d5"/>
    </style:style>
    <style:style style:name="T18" style:family="text">
      <style:text-properties officeooo:rsid="003cff1a"/>
    </style:style>
    <style:style style:name="T19" style:family="text">
      <style:text-properties officeooo:rsid="003e4575"/>
    </style:style>
  </office:automatic-styles>
  <office:body>
    <office:text text:use-soft-page-breaks="true">
      <office:forms form:automatic-focus="false" form:apply-design-mode="false"/>
      <text:tracked-changes>
        <text:changed-region xml:id="ct1848176048176" text:id="ct1848176048176">
          <text:deletion>
            <office:change-info>
              <dc:creator>Daniel Zeman</dc:creator>
              <dc:date>2019-09-06T22:21:25</dc:date>
            </office:change-info>
            <text:h text:style-name="P1" text:outline-level="3"><text:span text:style-name="T1">4</text:span></text:h>
          </text:deletion>
        </text:changed-region>
        <text:changed-region xml:id="ct1848176046832" text:id="ct1848176046832">
          <text:insertion>
            <office:change-info>
              <dc:creator>Daniel Zeman</dc:creator>
              <dc:date>2019-09-06T22:21:25</dc:date>
            </office:change-info>
          </text:insertion>
        </text:changed-region>
        <text:changed-region xml:id="ct1848176061392" text:id="ct1848176061392">
          <text:deletion>
            <office:change-info>
              <dc:creator>Daniel Zeman</dc:creator>
              <dc:date>2019-09-06T22:21:31</dc:date>
            </office:change-info>
            <text:p text:style-name="P2"><text:span text:style-name="T1">4</text:span></text:p>
          </text:deletion>
        </text:changed-region>
        <text:changed-region xml:id="ct1848176058480" text:id="ct1848176058480">
          <text:insertion>
            <office:change-info>
              <dc:creator>Daniel Zeman</dc:creator>
              <dc:date>2019-09-06T22:21:31</dc:date>
            </office:change-info>
          </text:insertion>
        </text:changed-region>
        <text:changed-region xml:id="ct1848020507104" text:id="ct1848020507104">
          <text:insertion>
            <office:change-info>
              <dc:creator>Daniel Zeman</dc:creator>
              <dc:date>2019-11-13T11:30:53</dc:date>
            </office:change-info>
          </text:insertion>
        </text:changed-region>
        <text:changed-region xml:id="ct1848020507328" text:id="ct1848020507328">
          <text:insertion>
            <office:change-info>
              <dc:creator>Daniel Zeman</dc:creator>
              <dc:date>2019-11-13T11:31:02</dc:date>
            </office:change-info>
          </text:insertion>
        </text:changed-region>
        <text:changed-region xml:id="ct1848176055792" text:id="ct1848176055792">
          <text:deletion>
            <office:change-info>
              <dc:creator>Daniel Zeman</dc:creator>
              <dc:date>2019-09-06T22:22:15</dc:date>
            </office:change-info>
            <text:p text:style-name="P3">-NC</text:p>
          </text:deletion>
        </text:changed-region>
        <text:changed-region xml:id="ct1848020508448" text:id="ct1848020508448">
          <text:insertion>
            <office:change-info>
              <dc:creator>Daniel Zeman</dc:creator>
              <dc:date>2019-11-13T11:32:00</dc:date>
            </office:change-info>
          </text:insertion>
        </text:changed-region>
        <text:changed-region xml:id="ct1848020535328" text:id="ct1848020535328">
          <text:insertion>
            <office:change-info>
              <dc:creator>Daniel Zeman</dc:creator>
              <dc:date>2019-11-13T11:32:04</dc:date>
            </office:change-info>
          </text:insertion>
        </text:changed-region>
        <text:changed-region xml:id="ct1848020527264" text:id="ct1848020527264">
          <text:insertion>
            <office:change-info>
              <dc:creator>Daniel Zeman</dc:creator>
              <dc:date>2019-11-13T11:33:56</dc:date>
            </office:change-info>
          </text:insertion>
        </text:changed-region>
        <text:changed-region xml:id="ct1848144976560" text:id="ct1848144976560">
          <text:insertion>
            <office:change-info>
              <dc:creator>Daniel Zeman</dc:creator>
              <dc:date>2019-11-13T11:34:03</dc:date>
            </office:change-info>
          </text:insertion>
        </text:changed-region>
        <text:changed-region xml:id="ct1848175809216" text:id="ct1848175809216">
          <text:deletion>
            <office:change-info>
              <dc:creator>Daniel Zeman</dc:creator>
              <dc:date>2019-11-13T11:35:33</dc:date>
            </office:change-info>
            <text:p text:style-name="P4">Finnish<text:span text:style-name="T2">-TDT</text:span></text:p>
          </text:deletion>
        </text:changed-region>
        <text:changed-region xml:id="ct1848175809664" text:id="ct1848175809664">
          <text:deletion>
            <office:change-info>
              <dc:creator>Daniel Zeman</dc:creator>
              <dc:date>2019-11-13T11:35:33</dc:date>
            </office:change-info>
            <text:p text:style-name="P4">CC BY-SA 4.0</text:p>
          </text:deletion>
        </text:changed-region>
        <text:changed-region xml:id="ct1848020527488" text:id="ct1848020527488">
          <text:insertion>
            <office:change-info>
              <dc:creator>Daniel Zeman</dc:creator>
              <dc:date>2019-11-13T11:35:13</dc:date>
            </office:change-info>
          </text:insertion>
        </text:changed-region>
        <text:changed-region xml:id="ct1848175807424" text:id="ct1848175807424">
          <text:insertion>
            <office:change-info>
              <dc:creator>Daniel Zeman</dc:creator>
              <dc:date>2019-11-13T11:35:20</dc:date>
            </office:change-info>
          </text:insertion>
        </text:changed-region>
        <text:changed-region xml:id="ct1848176062736" text:id="ct1848176062736">
          <text:deletion>
            <office:change-info>
              <dc:creator>Daniel Zeman</dc:creator>
              <dc:date>2019-09-06T22:22:46</dc:date>
            </office:change-info>
            <text:p text:style-name="P4">-NC</text:p>
          </text:deletion>
        </text:changed-region>
        <text:changed-region xml:id="ct1848176057584" text:id="ct1848176057584">
          <text:deletion>
            <office:change-info>
              <dc:creator>Daniel Zeman</dc:creator>
              <dc:date>2019-09-06T22:22:50</dc:date>
            </office:change-info>
            <text:p text:style-name="P4">3.0 US</text:p>
          </text:deletion>
        </text:changed-region>
        <text:changed-region xml:id="ct1848176054896" text:id="ct1848176054896">
          <text:insertion>
            <office:change-info>
              <dc:creator>Daniel Zeman</dc:creator>
              <dc:date>2019-09-06T22:22:50</dc:date>
            </office:change-info>
          </text:insertion>
        </text:changed-region>
        <text:changed-region xml:id="ct1848176055120" text:id="ct1848176055120">
          <text:deletion>
            <office:change-info>
              <dc:creator>Daniel Zeman</dc:creator>
              <dc:date>2019-09-06T22:23:11</dc:date>
            </office:change-info>
            <text:p text:style-name="P4">-NC</text:p>
          </text:deletion>
        </text:changed-region>
        <text:changed-region xml:id="ct1848176053328" text:id="ct1848176053328">
          <text:deletion>
            <office:change-info>
              <dc:creator>Daniel Zeman</dc:creator>
              <dc:date>2019-09-06T22:23:15</dc:date>
            </office:change-info>
            <text:p text:style-name="P4">3.0 US</text:p>
          </text:deletion>
        </text:changed-region>
        <text:changed-region xml:id="ct1848176056016" text:id="ct1848176056016">
          <text:insertion>
            <office:change-info>
              <dc:creator>Daniel Zeman</dc:creator>
              <dc:date>2019-09-06T22:23:15</dc:date>
            </office:change-info>
          </text:insertion>
        </text:changed-region>
        <text:changed-region xml:id="ct1848176057808" text:id="ct1848176057808">
          <text:deletion>
            <office:change-info>
              <dc:creator>Daniel Zeman</dc:creator>
              <dc:date>2019-09-06T22:23:28</dc:date>
            </office:change-info>
            <text:p text:style-name="P4">-NC</text:p>
          </text:deletion>
        </text:changed-region>
        <text:changed-region xml:id="ct1848176063408" text:id="ct1848176063408">
          <text:deletion>
            <office:change-info>
              <dc:creator>Daniel Zeman</dc:creator>
              <dc:date>2019-09-06T22:23:31</dc:date>
            </office:change-info>
            <text:p text:style-name="P4">3.0 US</text:p>
          </text:deletion>
        </text:changed-region>
        <text:changed-region xml:id="ct1848176056240" text:id="ct1848176056240">
          <text:insertion>
            <office:change-info>
              <dc:creator>Daniel Zeman</dc:creator>
              <dc:date>2019-09-06T22:23:31</dc:date>
            </office:change-info>
          </text:insertion>
        </text:changed-region>
        <text:changed-region xml:id="ct1848176058928" text:id="ct1848176058928">
          <text:deletion>
            <office:change-info>
              <dc:creator>Daniel Zeman</dc:creator>
              <dc:date>2019-09-06T22:24:00</dc:date>
            </office:change-info>
            <text:p text:style-name="P5">-NC</text:p>
          </text:deletion>
        </text:changed-region>
        <text:changed-region xml:id="ct1848176058704" text:id="ct1848176058704">
          <text:deletion>
            <office:change-info>
              <dc:creator>Daniel Zeman</dc:creator>
              <dc:date>2019-09-06T22:24:03</dc:date>
            </office:change-info>
            <text:p text:style-name="P5">3.0 US</text:p>
          </text:deletion>
        </text:changed-region>
        <text:changed-region xml:id="ct1848176059152" text:id="ct1848176059152">
          <text:insertion>
            <office:change-info>
              <dc:creator>Daniel Zeman</dc:creator>
              <dc:date>2019-09-06T22:24:03</dc:date>
            </office:change-info>
          </text:insertion>
        </text:changed-region>
        <text:changed-region xml:id="ct1847932681392" text:id="ct1847932681392">
          <text:insertion>
            <office:change-info>
              <dc:creator>Daniel Zeman</dc:creator>
              <dc:date>2019-11-13T11:39:15</dc:date>
            </office:change-info>
          </text:insertion>
        </text:changed-region>
        <text:changed-region xml:id="ct1847932687664" text:id="ct1847932687664">
          <text:insertion>
            <office:change-info>
              <dc:creator>Daniel Zeman</dc:creator>
              <dc:date>2019-11-13T11:39:27</dc:date>
            </office:change-info>
          </text:insertion>
        </text:changed-region>
        <text:changed-region xml:id="ct1848176053552" text:id="ct1848176053552">
          <text:deletion>
            <office:change-info>
              <dc:creator>Daniel Zeman</dc:creator>
              <dc:date>2019-09-06T22:24:10</dc:date>
            </office:change-info>
            <text:p text:style-name="P6">-NC</text:p>
          </text:deletion>
        </text:changed-region>
        <text:changed-region xml:id="ct1848176059376" text:id="ct1848176059376">
          <text:deletion>
            <office:change-info>
              <dc:creator>Daniel Zeman</dc:creator>
              <dc:date>2019-09-06T22:24:14</dc:date>
            </office:change-info>
            <text:p text:style-name="P6">3.0 US</text:p>
          </text:deletion>
        </text:changed-region>
        <text:changed-region xml:id="ct1848176063632" text:id="ct1848176063632">
          <text:insertion>
            <office:change-info>
              <dc:creator>Daniel Zeman</dc:creator>
              <dc:date>2019-09-06T22:24:14</dc:date>
            </office:change-info>
          </text:insertion>
        </text:changed-region>
        <text:changed-region xml:id="ct1847932680720" text:id="ct1847932680720">
          <text:deletion>
            <office:change-info>
              <dc:creator>Daniel Zeman</dc:creator>
              <dc:date>2019-11-13T11:40:33</dc:date>
            </office:change-info>
            <text:p text:style-name="P7">-NC</text:p>
          </text:deletion>
        </text:changed-region>
        <text:changed-region xml:id="ct1848175812576" text:id="ct1848175812576">
          <text:insertion>
            <office:change-info>
              <dc:creator>Daniel Zeman</dc:creator>
              <dc:date>2019-11-13T11:40:59</dc:date>
            </office:change-info>
          </text:insertion>
        </text:changed-region>
        <text:changed-region xml:id="ct1848175809888" text:id="ct1848175809888">
          <text:insertion>
            <office:change-info>
              <dc:creator>Daniel Zeman</dc:creator>
              <dc:date>2019-11-13T11:41:00</dc:date>
            </office:change-info>
          </text:insertion>
        </text:changed-region>
        <text:changed-region xml:id="ct1848175810560" text:id="ct1848175810560">
          <text:insertion>
            <office:change-info>
              <dc:creator>Daniel Zeman</dc:creator>
              <dc:date>2019-11-13T11:41:08</dc:date>
            </office:change-info>
          </text:insertion>
        </text:changed-region>
        <text:changed-region xml:id="ct1848175806080" text:id="ct1848175806080">
          <text:insertion>
            <office:change-info>
              <dc:creator>Daniel Zeman</dc:creator>
              <dc:date>2019-11-13T11:41:39</dc:date>
            </office:change-info>
          </text:insertion>
        </text:changed-region>
        <text:changed-region xml:id="ct1848175808320" text:id="ct1848175808320">
          <text:insertion>
            <office:change-info>
              <dc:creator>Daniel Zeman</dc:creator>
              <dc:date>2019-11-13T11:41:43</dc:date>
            </office:change-info>
          </text:insertion>
        </text:changed-region>
        <text:changed-region xml:id="ct1848175806976" text:id="ct1848175806976">
          <text:insertion>
            <office:change-info>
              <dc:creator>Daniel Zeman</dc:creator>
              <dc:date>2019-11-13T11:42:00</dc:date>
            </office:change-info>
          </text:insertion>
        </text:changed-region>
        <text:changed-region xml:id="ct1848175807200" text:id="ct1848175807200">
          <text:insertion>
            <office:change-info>
              <dc:creator>Daniel Zeman</dc:creator>
              <dc:date>2019-11-13T11:42:10</dc:date>
            </office:change-info>
          </text:insertion>
        </text:changed-region>
        <text:changed-region xml:id="ct1848176052656" text:id="ct1848176052656">
          <text:deletion>
            <office:change-info>
              <dc:creator>Daniel Zeman</dc:creator>
              <dc:date>2019-09-06T22:25:21</dc:date>
            </office:change-info>
            <text:p text:style-name="P7">-NC</text:p>
          </text:deletion>
        </text:changed-region>
        <text:changed-region xml:id="ct1848176051312" text:id="ct1848176051312">
          <text:deletion>
            <office:change-info>
              <dc:creator>Daniel Zeman</dc:creator>
              <dc:date>2019-09-06T22:25:24</dc:date>
            </office:change-info>
            <text:p text:style-name="P7">3.0 US</text:p>
          </text:deletion>
        </text:changed-region>
        <text:changed-region xml:id="ct1848176058032" text:id="ct1848176058032">
          <text:insertion>
            <office:change-info>
              <dc:creator>Daniel Zeman</dc:creator>
              <dc:date>2019-09-06T22:25:24</dc:date>
            </office:change-info>
          </text:insertion>
        </text:changed-region>
        <text:changed-region xml:id="ct1848175804960" text:id="ct1848175804960">
          <text:insertion>
            <office:change-info>
              <dc:creator>Daniel Zeman</dc:creator>
              <dc:date>2019-11-13T11:43:37</dc:date>
            </office:change-info>
          </text:insertion>
        </text:changed-region>
        <text:changed-region xml:id="ct1848020537120" text:id="ct1848020537120">
          <text:insertion>
            <office:change-info>
              <dc:creator>Daniel Zeman</dc:creator>
              <dc:date>2019-11-13T11:43:45</dc:date>
            </office:change-info>
          </text:insertion>
        </text:changed-region>
        <text:changed-region xml:id="ct1848176060720" text:id="ct1848176060720">
          <text:deletion>
            <office:change-info>
              <dc:creator>Daniel Zeman</dc:creator>
              <dc:date>2019-09-06T22:25:30</dc:date>
            </office:change-info>
            <text:p text:style-name="P7">-NC</text:p>
          </text:deletion>
        </text:changed-region>
        <text:changed-region xml:id="ct1848175811680" text:id="ct1848175811680">
          <text:insertion>
            <office:change-info>
              <dc:creator>Daniel Zeman</dc:creator>
              <dc:date>2019-11-13T11:48:51</dc:date>
            </office:change-info>
          </text:insertion>
        </text:changed-region>
        <text:changed-region xml:id="ct1848175807648" text:id="ct1848175807648">
          <text:insertion>
            <office:change-info>
              <dc:creator>Daniel Zeman</dc:creator>
              <dc:date>2019-11-13T11:49:00</dc:date>
            </office:change-info>
          </text:insertion>
        </text:changed-region>
        <text:changed-region xml:id="ct1848175806528" text:id="ct1848175806528">
          <text:insertion>
            <office:change-info>
              <dc:creator>Daniel Zeman</dc:creator>
              <dc:date>2019-11-13T11:49:03</dc:date>
            </office:change-info>
          </text:insertion>
        </text:changed-region>
        <text:changed-region xml:id="ct1847932681840" text:id="ct1847932681840">
          <text:insertion>
            <office:change-info>
              <dc:creator>Daniel Zeman</dc:creator>
              <dc:date>2019-11-13T11:44:43</dc:date>
            </office:change-info>
          </text:insertion>
        </text:changed-region>
        <text:changed-region xml:id="ct1847932682512" text:id="ct1847932682512">
          <text:insertion>
            <office:change-info>
              <dc:creator>Daniel Zeman</dc:creator>
              <dc:date>2019-11-13T11:44:54</dc:date>
            </office:change-info>
          </text:insertion>
        </text:changed-region>
        <text:changed-region xml:id="ct1848176059600" text:id="ct1848176059600">
          <text:deletion>
            <office:change-info>
              <dc:creator>Daniel Zeman</dc:creator>
              <dc:date>2019-09-06T22:25:39</dc:date>
            </office:change-info>
            <text:p text:style-name="P8">-NC</text:p>
          </text:deletion>
        </text:changed-region>
        <text:changed-region xml:id="ct1848176063856" text:id="ct1848176063856">
          <text:deletion>
            <office:change-info>
              <dc:creator>Daniel Zeman</dc:creator>
              <dc:date>2019-09-06T22:25:42</dc:date>
            </office:change-info>
            <text:p text:style-name="P8">3.0 US</text:p>
          </text:deletion>
        </text:changed-region>
        <text:changed-region xml:id="ct1848176057136" text:id="ct1848176057136">
          <text:insertion>
            <office:change-info>
              <dc:creator>Daniel Zeman</dc:creator>
              <dc:date>2019-09-06T22:25:42</dc:date>
            </office:change-info>
          </text:insertion>
        </text:changed-region>
        <text:changed-region xml:id="ct1848144969840" text:id="ct1848144969840">
          <text:insertion>
            <office:change-info>
              <dc:creator>Daniel Zeman</dc:creator>
              <dc:date>2019-11-13T11:45:51</dc:date>
            </office:change-info>
          </text:insertion>
        </text:changed-region>
        <text:changed-region xml:id="ct1848175815936" text:id="ct1848175815936">
          <text:insertion>
            <office:change-info>
              <dc:creator>Daniel Zeman</dc:creator>
              <dc:date>2019-11-13T11:45:58</dc:date>
            </office:change-info>
          </text:insertion>
        </text:changed-region>
        <text:changed-region xml:id="ct1848175805632" text:id="ct1848175805632">
          <text:insertion>
            <office:change-info>
              <dc:creator>Daniel Zeman</dc:creator>
              <dc:date>2019-11-13T11: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text:span text:style-name="T1">2.</text:span><text:change text:change-id="ct1848176048176"/><text:change-start text:change-id="ct1848176046832"/><text:span text:style-name="T1">5</text:span><text:change-end text:change-id="ct1848176046832"/> License Terms</text:h>
      <text:p text:style-name="P2">Universal Dependencies v<text:span text:style-name="T1">2.</text:span><text:change text:change-id="ct1848176061392"/><text:change-start text:change-id="ct1848176058480"/><text:span text:style-name="T1">5</text:span><text:change-end text:change-id="ct1848176058480"/>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43"/>
      <text:p text:style-name="P12">You are specifically reminded that some of the treebanks permit only non-commercial usage.</text:p>
      <text:p text:style-name="P43"/>
      <text:p text:style-name="P2">The additional software tools are provided as-is (without any warranty) and are redistributed under GNU GPL Version 2.</text:p>
      <text:p text:style-name="P43"/>
      <text:p text:style-name="P2">The license for every treebank included in the release is specified in the appropriate language/<text:span text:style-name="T6">treebank</text:span> directory.</text:p>
      <text:p text:style-name="P43"/>
      <text:h text:style-name="P11"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42">Treebank</text:p>
            </table:table-cell>
            <table:table-cell table:style-name="Tabulka1.A1" office:value-type="string">
              <text:p text:style-name="P42">License</text:p>
            </table:table-cell>
          </table:table-row>
        </table:table-header-rows>
        <table:table-row>
          <table:table-cell table:style-name="Tabulka1.A2" office:value-type="string">
            <text:p text:style-name="P30">Afrikaans<text:span text:style-name="T2">-AfriBooms</text:span></text:p>
          </table:table-cell>
          <table:table-cell table:style-name="Tabulka1.A2" office:value-type="string">
            <text:p text:style-name="P30">CC BY-SA 4.0</text:p>
          </table:table-cell>
        </table:table-row>
        <table:table-row>
          <table:table-cell table:style-name="Tabulka1.A2" office:value-type="string">
            <text:p text:style-name="P35">Akkadian-PISANDUB</text:p>
          </table:table-cell>
          <table:table-cell table:style-name="Tabulka1.A2" office:value-type="string">
            <text:p text:style-name="P35">CC BY-SA 4.0</text:p>
          </table:table-cell>
        </table:table-row>
        <table:table-row>
          <table:table-cell table:style-name="Tabulka1.A2" office:value-type="string">
            <text:p text:style-name="P31">Amharic-ATT</text:p>
          </table:table-cell>
          <table:table-cell table:style-name="Tabulka1.A2" office:value-type="string">
            <text:p text:style-name="P31">CC BY-SA 4.0</text:p>
          </table:table-cell>
        </table:table-row>
        <table:table-row>
          <table:table-cell table:style-name="Tabulka1.A2" office:value-type="string">
            <text:p text:style-name="P24">Ancient_Greek<text:span text:style-name="T2">-Perseus</text:span></text:p>
          </table:table-cell>
          <table:table-cell table:style-name="Tabulka1.A2" office:value-type="string">
            <text:p text:style-name="P24">CC BY-NC-SA 2.5</text:p>
          </table:table-cell>
        </table:table-row>
        <table:table-row>
          <table:table-cell table:style-name="Tabulka1.A2" office:value-type="string">
            <text:p text:style-name="P24">Ancient_Greek-PROIEL</text:p>
          </table:table-cell>
          <table:table-cell table:style-name="Tabulka1.A2" office:value-type="string">
            <text:p text:style-name="P24">CC BY-NC-SA 3.0</text:p>
          </table:table-cell>
        </table:table-row>
        <table:table-row>
          <table:table-cell table:style-name="Tabulka1.A2" office:value-type="string">
            <text:p text:style-name="P24">Arabic<text:span text:style-name="T2">-NYUAD</text:span></text:p>
          </table:table-cell>
          <table:table-cell table:style-name="Tabulka1.A2" office:value-type="string">
            <text:p text:style-name="P24">CC BY-SA <text:span text:style-name="T16">4</text:span>.0</text:p>
          </table:table-cell>
        </table:table-row>
        <table:table-row>
          <table:table-cell table:style-name="Tabulka1.A2" office:value-type="string">
            <text:p text:style-name="P6">Arabic-<text:span text:style-name="T16">PADT</text:span></text:p>
          </table:table-cell>
          <table:table-cell table:style-name="Tabulka1.A2" office:value-type="string">
            <text:p text:style-name="P6">CC BY-<text:span text:style-name="T16">NC-</text:span>SA <text:span text:style-name="T16">3</text:span>.0</text:p>
          </table:table-cell>
        </table:table-row>
        <table:table-row>
          <table:table-cell table:style-name="Tabulka1.A2" office:value-type="string">
            <text:p text:style-name="P30">Arabic-PUD</text:p>
          </table:table-cell>
          <table:table-cell table:style-name="Tabulka1.A2" office:value-type="string">
            <text:p text:style-name="P30">CC BY-SA 3.0</text:p>
          </table:table-cell>
        </table:table-row>
        <table:table-row>
          <table:table-cell table:style-name="Tabulka1.A2" office:value-type="string">
            <text:p text:style-name="P31">Armenian-ArmTDP</text:p>
          </table:table-cell>
          <table:table-cell table:style-name="Tabulka1.A2" office:value-type="string">
            <text:p text:style-name="P31">CC BY-SA 4.0</text:p>
          </table:table-cell>
        </table:table-row>
        <table:table-row>
          <table:table-cell table:style-name="Tabulka1.A2" office:value-type="string">
            <text:p text:style-name="P37">Assyrian-AS</text:p>
          </table:table-cell>
          <table:table-cell table:style-name="Tabulka1.A2" office:value-type="string">
            <text:p text:style-name="P37">CC BY-SA 4.0</text:p>
          </table:table-cell>
        </table:table-row>
        <table:table-row>
          <table:table-cell table:style-name="Tabulka1.A2" office:value-type="string">
            <text:p text:style-name="P35">Bambara-CRB</text:p>
          </table:table-cell>
          <table:table-cell table:style-name="Tabulka1.A2" office:value-type="string">
            <text:p text:style-name="P35">CC BY-SA 4.0</text:p>
          </table:table-cell>
        </table:table-row>
        <table:table-row>
          <table:table-cell table:style-name="Tabulka1.A2" office:value-type="string">
            <text:p text:style-name="P4">Basque<text:span text:style-name="T2">-BDT</text:span></text:p>
          </table:table-cell>
          <table:table-cell table:style-name="Tabulka1.A2" office:value-type="string">
            <text:p text:style-name="P4">CC BY-NC-SA 3.0</text:p>
          </table:table-cell>
        </table:table-row>
        <table:table-row>
          <table:table-cell table:style-name="Tabulka1.A1" office:value-type="string">
            <text:p text:style-name="P6">Belarusian<text:span text:style-name="T2">-HSE</text:span></text:p>
          </table:table-cell>
          <table:table-cell table:style-name="Tabulka1.A1" office:value-type="string">
            <text:p text:style-name="P6">CC BY-SA 4.0</text:p>
          </table:table-cell>
        </table:table-row>
        <table:table-row>
          <table:table-cell table:style-name="Tabulka1.A1" office:value-type="string">
            <text:p text:style-name="P46"><text:change-start text:change-id="ct1848020507104"/>Bhojpuri-BHTB<text:change-end text:change-id="ct1848020507104"/></text:p>
          </table:table-cell>
          <table:table-cell table:style-name="Tabulka1.A1" office:value-type="string">
            <text:p text:style-name="P46"><text:change-start text:change-id="ct1848020507328"/>CC BY-SA 4.0<text:change-end text:change-id="ct1848020507328"/></text:p>
          </table:table-cell>
        </table:table-row>
        <table:table-row>
          <table:table-cell table:style-name="Tabulka1.A1" office:value-type="string">
            <text:p text:style-name="P31">Breton-KEB</text:p>
          </table:table-cell>
          <table:table-cell table:style-name="Tabulka1.A1" office:value-type="string">
            <text:p text:style-name="P31">CC BY-SA 4.0</text:p>
          </table:table-cell>
        </table:table-row>
        <table:table-row>
          <table:table-cell table:style-name="Tabulka1.A1" office:value-type="string">
            <text:p text:style-name="P4">Bulgarian<text:span text:style-name="T2">-BTB</text:span></text:p>
          </table:table-cell>
          <table:table-cell table:style-name="Tabulka1.A1" office:value-type="string">
            <text:p text:style-name="P4">CC BY-<text:span text:style-name="T11">NC</text:span>-SA <text:span text:style-name="T6">3</text:span>.0</text:p>
          </table:table-cell>
        </table:table-row>
        <table:table-row>
          <table:table-cell table:style-name="Tabulka1.A2" office:value-type="string">
            <text:p text:style-name="P30">Buryat<text:span text:style-name="T2">-BDT</text:span></text:p>
          </table:table-cell>
          <table:table-cell table:style-name="Tabulka1.A2" office:value-type="string">
            <text:p text:style-name="P30">CC BY-SA 4.0</text:p>
          </table:table-cell>
        </table:table-row>
        <table:table-row>
          <table:table-cell table:style-name="Tabulka1.A2" office:value-type="string">
            <text:p text:style-name="P30">Cantonese<text:span text:style-name="T2">-HK</text:span></text:p>
          </table:table-cell>
          <table:table-cell table:style-name="Tabulka1.A2" office:value-type="string">
            <text:p text:style-name="P30">CC BY-SA 4.0</text:p>
          </table:table-cell>
        </table:table-row>
        <table:table-row>
          <table:table-cell table:style-name="Tabulka1.A2" office:value-type="string">
            <text:p text:style-name="P3">Catalan<text:span text:style-name="T2">-AnCora</text:span></text:p>
          </table:table-cell>
          <table:table-cell table:style-name="Tabulka1.A2" office:value-type="string">
            <text:p text:style-name="P3">GNU GPL 3.0</text:p>
          </table:table-cell>
        </table:table-row>
        <table:table-row>
          <table:table-cell table:style-name="Tabulka1.A2" office:value-type="string">
            <text:p text:style-name="P3">Chinese<text:span text:style-name="T2">-GSD</text:span></text:p>
          </table:table-cell>
          <table:table-cell table:style-name="Tabulka1.A2" office:value-type="string">
            <text:p text:style-name="P3">CC BY<text:change text:change-id="ct1848176055792"/>-SA 4.0</text:p>
          </table:table-cell>
        </table:table-row>
        <table:table-row>
          <table:table-cell table:style-name="Tabulka1.A2" office:value-type="string">
            <text:p text:style-name="P46"><text:change-start text:change-id="ct1848020508448"/>Chinese-GSDSimp<text:change-end text:change-id="ct1848020508448"/></text:p>
          </table:table-cell>
          <table:table-cell table:style-name="Tabulka1.A2" office:value-type="string">
            <text:p text:style-name="P46"><text:change-start text:change-id="ct1848020535328"/>CC BY-SA 4.0<text:change-end text:change-id="ct1848020535328"/></text:p>
          </table:table-cell>
        </table:table-row>
        <table:table-row>
          <table:table-cell table:style-name="Tabulka1.A2" office:value-type="string">
            <text:p text:style-name="P30">Chinese-CFL</text:p>
          </table:table-cell>
          <table:table-cell table:style-name="Tabulka1.A2" office:value-type="string">
            <text:p text:style-name="P30">CC BY-SA 4.0</text:p>
          </table:table-cell>
        </table:table-row>
        <table:table-row>
          <table:table-cell table:style-name="Tabulka1.A2" office:value-type="string">
            <text:p text:style-name="P30">Chinese-HK</text:p>
          </table:table-cell>
          <table:table-cell table:style-name="Tabulka1.A2" office:value-type="string">
            <text:p text:style-name="P30">CC BY-SA 4.0</text:p>
          </table:table-cell>
        </table:table-row>
        <text:soft-page-break/>
        <table:table-row>
          <table:table-cell table:style-name="Tabulka1.A2" office:value-type="string">
            <text:p text:style-name="P30">Chinese-PUD</text:p>
          </table:table-cell>
          <table:table-cell table:style-name="Tabulka1.A2" office:value-type="string">
            <text:p text:style-name="P30">CC BY-SA 3.0</text:p>
          </table:table-cell>
        </table:table-row>
        <table:table-row>
          <table:table-cell table:style-name="Tabulka1.A2" office:value-type="string">
            <text:p text:style-name="P37">Classical_Chinese-Kyoto</text:p>
          </table:table-cell>
          <table:table-cell table:style-name="Tabulka1.A2" office:value-type="string">
            <text:p text:style-name="P37">PD</text:p>
          </table:table-cell>
        </table:table-row>
        <table:table-row>
          <table:table-cell table:style-name="Tabulka1.A2" office:value-type="string">
            <text:p text:style-name="P5">Coptic<text:span text:style-name="T2">-Scriptorium</text:span></text:p>
          </table:table-cell>
          <table:table-cell table:style-name="Tabulka1.A2" office:value-type="string">
            <text:p text:style-name="P5">CC BY 4.0</text:p>
          </table:table-cell>
        </table:table-row>
        <table:table-row>
          <table:table-cell table:style-name="Tabulka1.A2" office:value-type="string">
            <text:p text:style-name="P4">Croatian<text:span text:style-name="T2">-SET</text:span></text:p>
          </table:table-cell>
          <table:table-cell table:style-name="Tabulka1.A2" office:value-type="string">
            <text:p text:style-name="P4">CC BY-SA 4.0</text:p>
          </table:table-cell>
        </table:table-row>
        <table:table-row>
          <table:table-cell table:style-name="Tabulka1.A1" office:value-type="string">
            <text:p text:style-name="P4">Czech<text:span text:style-name="T2">-PDT</text:span></text:p>
          </table:table-cell>
          <table:table-cell table:style-name="Tabulka1.A1" office:value-type="string">
            <text:p text:style-name="P4">CC BY-NC-SA 3.0</text:p>
          </table:table-cell>
        </table:table-row>
        <table:table-row>
          <table:table-cell table:style-name="Tabulka1.A2" office:value-type="string">
            <text:p text:style-name="P3">Czech-CAC</text:p>
          </table:table-cell>
          <table:table-cell table:style-name="Tabulka1.A2" office:value-type="string">
            <text:p text:style-name="P3">CC BY-SA 4.0</text:p>
          </table:table-cell>
        </table:table-row>
        <table:table-row>
          <table:table-cell table:style-name="Tabulka1.A2" office:value-type="string">
            <text:p text:style-name="P3">Czech-CLTT</text:p>
          </table:table-cell>
          <table:table-cell table:style-name="Tabulka1.A2" office:value-type="string">
            <text:p text:style-name="P3">CC BY-SA 4.0</text:p>
          </table:table-cell>
        </table:table-row>
        <table:table-row>
          <table:table-cell table:style-name="Tabulka1.A2" office:value-type="string">
            <text:p text:style-name="P30">Czech-FicTree</text:p>
          </table:table-cell>
          <table:table-cell table:style-name="Tabulka1.A2" office:value-type="string">
            <text:p text:style-name="P30">CC BY-NC-SA 4.0</text:p>
          </table:table-cell>
        </table:table-row>
        <table:table-row>
          <table:table-cell table:style-name="Tabulka1.A2" office:value-type="string">
            <text:p text:style-name="P30">Czech-PUD</text:p>
          </table:table-cell>
          <table:table-cell table:style-name="Tabulka1.A2" office:value-type="string">
            <text:p text:style-name="P30">CC BY-SA 4.0</text:p>
          </table:table-cell>
        </table:table-row>
        <table:table-row>
          <table:table-cell table:style-name="Tabulka1.A2" office:value-type="string">
            <text:p text:style-name="P4">Danish<text:span text:style-name="T2">-DDT</text:span></text:p>
          </table:table-cell>
          <table:table-cell table:style-name="Tabulka1.A2" office:value-type="string">
            <text:p text:style-name="P23">CC BY-SA 4.0</text:p>
          </table:table-cell>
        </table:table-row>
        <table:table-row>
          <table:table-cell table:style-name="Tabulka1.A1" office:value-type="string">
            <text:p text:style-name="P24">Dutch<text:span text:style-name="T2">-Alpino</text:span></text:p>
          </table:table-cell>
          <table:table-cell table:style-name="Tabulka1.A1" office:value-type="string">
            <text:p text:style-name="P16">CC BY-SA 4.0</text:p>
          </table:table-cell>
        </table:table-row>
        <table:table-row>
          <table:table-cell table:style-name="Tabulka1.A1" office:value-type="string">
            <text:p text:style-name="P3">Dutch-LassySmall</text:p>
          </table:table-cell>
          <table:table-cell table:style-name="Tabulka1.A1" office:value-type="string">
            <text:p text:style-name="P3">CC BY-SA 4.0</text:p>
          </table:table-cell>
        </table:table-row>
        <table:table-row>
          <table:table-cell table:style-name="Tabulka1.A1" office:value-type="string">
            <text:p text:style-name="P36">English-ESL</text:p>
          </table:table-cell>
          <table:table-cell table:style-name="Tabulka1.A1" office:value-type="string">
            <text:p text:style-name="P36">CC BY-SA 4.0</text:p>
          </table:table-cell>
        </table:table-row>
        <table:table-row>
          <table:table-cell table:style-name="Tabulka1.A1" office:value-type="string">
            <text:p text:style-name="P4">English<text:span text:style-name="T2">-EWT</text:span></text:p>
          </table:table-cell>
          <table:table-cell table:style-name="Tabulka1.A1" office:value-type="string">
            <text:p text:style-name="P4">CC BY-SA 4.0</text:p>
          </table:table-cell>
        </table:table-row>
        <table:table-row>
          <table:table-cell table:style-name="Tabulka1.A2" office:value-type="string">
            <text:p text:style-name="P31">English-GUM</text:p>
          </table:table-cell>
          <table:table-cell table:style-name="Tabulka1.A2" office:value-type="string">
            <text:p text:style-name="P31">CC BY-NC-SA 4.0</text:p>
          </table:table-cell>
        </table:table-row>
        <table:table-row>
          <table:table-cell table:style-name="Tabulka1.A2" office:value-type="string">
            <text:p text:style-name="P3">English-LinES</text:p>
          </table:table-cell>
          <table:table-cell table:style-name="Tabulka1.A2" office:value-type="string">
            <text:p text:style-name="P3">CC BY-NC-SA 4.0</text:p>
          </table:table-cell>
        </table:table-row>
        <table:table-row>
          <table:table-cell table:style-name="Tabulka1.A2" office:value-type="string">
            <text:p text:style-name="P6">English-ParTUT</text:p>
          </table:table-cell>
          <table:table-cell table:style-name="Tabulka1.A2" office:value-type="string">
            <text:p text:style-name="P6">CC BY-NC-SA 4.0</text:p>
          </table:table-cell>
        </table:table-row>
        <table:table-row>
          <table:table-cell table:style-name="Tabulka1.A2" office:value-type="string">
            <text:p text:style-name="P46"><text:change-start text:change-id="ct1848020527264"/>English-Pronouns<text:change-end text:change-id="ct1848020527264"/></text:p>
          </table:table-cell>
          <table:table-cell table:style-name="Tabulka1.A2" office:value-type="string">
            <text:p text:style-name="P46"><text:change-start text:change-id="ct1848144976560"/>CC BY-SA 4.0<text:change-end text:change-id="ct1848144976560"/></text:p>
          </table:table-cell>
        </table:table-row>
        <table:table-row>
          <table:table-cell table:style-name="Tabulka1.A2" office:value-type="string">
            <text:p text:style-name="P26">English-PUD</text:p>
          </table:table-cell>
          <table:table-cell table:style-name="Tabulka1.A2" office:value-type="string">
            <text:p text:style-name="P26">CC BY-SA 3.0</text:p>
          </table:table-cell>
        </table:table-row>
        <table:table-row>
          <table:table-cell table:style-name="Tabulka1.A2" office:value-type="string">
            <text:p text:style-name="P35">Erzya-JR</text:p>
          </table:table-cell>
          <table:table-cell table:style-name="Tabulka1.A2" office:value-type="string">
            <text:p text:style-name="P35">CC BY-SA 4.0</text:p>
          </table:table-cell>
        </table:table-row>
        <table:table-row>
          <table:table-cell table:style-name="Tabulka1.A2" office:value-type="string">
            <text:p text:style-name="P24">Estonian<text:span text:style-name="T2">-EDT</text:span></text:p>
          </table:table-cell>
          <table:table-cell table:style-name="Tabulka1.A2" office:value-type="string">
            <text:p text:style-name="P24">CC BY-NC-SA <text:span text:style-name="T9">4</text:span>.0</text:p>
          </table:table-cell>
        </table:table-row>
        <table:table-row>
          <table:table-cell table:style-name="Tabulka1.A2" office:value-type="string">
            <text:p text:style-name="P37">Estonian-EWT</text:p>
          </table:table-cell>
          <table:table-cell table:style-name="Tabulka1.A2" office:value-type="string">
            <text:p text:style-name="P37">CC BY-NC-SA 4.0</text:p>
          </table:table-cell>
        </table:table-row>
        <table:table-row>
          <table:table-cell table:style-name="Tabulka1.A2" office:value-type="string">
            <text:p text:style-name="P31">Faroese-OFT</text:p>
          </table:table-cell>
          <table:table-cell table:style-name="Tabulka1.A2" office:value-type="string">
            <text:p text:style-name="P31">CC BY-SA 4.0</text:p>
          </table:table-cell>
        </table:table-row>
        <table:table-row>
          <table:table-cell table:style-name="Tabulka1.A2" office:value-type="string">
            <text:p text:style-name="P4"><text:change text:change-id="ct1848175809216"/></text:p>
          </table:table-cell>
          <table:table-cell table:style-name="Tabulka1.A2" office:value-type="string">
            <text:p text:style-name="P4"><text:change text:change-id="ct1848175809664"/></text:p>
          </table:table-cell>
        </table:table-row>
        <table:table-row>
          <table:table-cell table:style-name="Tabulka1.A1" office:value-type="string">
            <text:p text:style-name="P4">Finnish-FTB</text:p>
          </table:table-cell>
          <table:table-cell table:style-name="Tabulka1.A1" office:value-type="string">
            <text:p text:style-name="P4">CC BY 4.0</text:p>
          </table:table-cell>
        </table:table-row>
        <table:table-row>
          <table:table-cell table:style-name="Tabulka1.A2" office:value-type="string">
            <text:p text:style-name="P26">Finnish-PUD</text:p>
          </table:table-cell>
          <table:table-cell table:style-name="Tabulka1.A2" office:value-type="string">
            <text:p text:style-name="P26">CC BY-SA 4.0</text:p>
          </table:table-cell>
        </table:table-row>
        <table:table-row>
          <table:table-cell table:style-name="Tabulka1.A2" office:value-type="string">
            <text:p text:style-name="P46"><text:change-start text:change-id="ct1848020527488"/>Finnish-TDT<text:change-end text:change-id="ct1848020527488"/></text:p>
          </table:table-cell>
          <table:table-cell table:style-name="Tabulka1.A2" office:value-type="string">
            <text:p text:style-name="P46"><text:change-start text:change-id="ct1848175807424"/>CC BY-SA 4.0<text:change-end text:change-id="ct1848175807424"/></text:p>
          </table:table-cell>
        </table:table-row>
        <table:table-row>
          <table:table-cell table:style-name="Tabulka1.A2" office:value-type="string">
            <text:p text:style-name="P37">French-FQB</text:p>
          </table:table-cell>
          <table:table-cell table:style-name="Tabulka1.A2" office:value-type="string">
            <text:p text:style-name="P37">LGPL-LR</text:p>
          </table:table-cell>
        </table:table-row>
        <table:table-row>
          <table:table-cell table:style-name="Tabulka1.A2" office:value-type="string">
            <text:p text:style-name="P36">French-FTB</text:p>
          </table:table-cell>
          <table:table-cell table:style-name="Tabulka1.A2" office:value-type="string">
            <text:p text:style-name="P36">LGPL<text:span text:style-name="T16">-</text:span>LR</text:p>
          </table:table-cell>
        </table:table-row>
        <table:table-row>
          <table:table-cell table:style-name="Tabulka1.A2" office:value-type="string">
            <text:p text:style-name="P4">French<text:span text:style-name="T2">-GSD</text:span></text:p>
          </table:table-cell>
          <table:table-cell table:style-name="Tabulka1.A2" office:value-type="string">
            <text:p text:style-name="P4">CC BY<text:change text:change-id="ct1848176062736"/>-SA <text:change text:change-id="ct1848176057584"/><text:change-start text:change-id="ct1848176054896"/><text:span text:style-name="T18">4.0</text:span><text:change-end text:change-id="ct1848176054896"/></text:p>
          </table:table-cell>
        </table:table-row>
        <table:table-row>
          <table:table-cell table:style-name="Tabulka1.A1" office:value-type="string">
            <text:p text:style-name="P6">French-ParTUT</text:p>
          </table:table-cell>
          <table:table-cell table:style-name="Tabulka1.A1" office:value-type="string">
            <text:p text:style-name="P6">CC BY-NC-SA 4.0</text:p>
          </table:table-cell>
        </table:table-row>
        <table:table-row>
          <table:table-cell table:style-name="Tabulka1.A1" office:value-type="string">
            <text:p text:style-name="P26">French-PUD</text:p>
          </table:table-cell>
          <table:table-cell table:style-name="Tabulka1.A1" office:value-type="string">
            <text:p text:style-name="P26">CC BY-SA 3.0</text:p>
          </table:table-cell>
        </table:table-row>
        <table:table-row>
          <table:table-cell table:style-name="Tabulka1.A1" office:value-type="string">
            <text:p text:style-name="P6">French-Sequoia</text:p>
          </table:table-cell>
          <table:table-cell table:style-name="Tabulka1.A1" office:value-type="string">
            <text:p text:style-name="P6">LGPL<text:span text:style-name="T16">-</text:span>LR</text:p>
          </table:table-cell>
        </table:table-row>
        <table:table-row>
          <table:table-cell table:style-name="Tabulka1.A1" office:value-type="string">
            <text:p text:style-name="P31">French-Spoken</text:p>
          </table:table-cell>
          <table:table-cell table:style-name="Tabulka1.A1" office:value-type="string">
            <text:p text:style-name="P31">CC BY-SA 4.0</text:p>
          </table:table-cell>
        </table:table-row>
        <table:table-row>
          <table:table-cell table:style-name="Tabulka1.A1" office:value-type="string">
            <text:p text:style-name="P7">Galician<text:span text:style-name="T2">-CTG</text:span></text:p>
          </table:table-cell>
          <table:table-cell table:style-name="Tabulka1.A1" office:value-type="string">
            <text:p text:style-name="P7">CC BY-NC-SA 3.0</text:p>
          </table:table-cell>
        </table:table-row>
        <table:table-row>
          <table:table-cell table:style-name="Tabulka1.A1" office:value-type="string">
            <text:p text:style-name="P5">Galician-TreeGal</text:p>
          </table:table-cell>
          <table:table-cell table:style-name="Tabulka1.A1" office:value-type="string">
            <text:p text:style-name="P5">LGPL<text:span text:style-name="T16">-</text:span>LR</text:p>
          </table:table-cell>
        </table:table-row>
        <table:table-row>
          <table:table-cell table:style-name="Tabulka1.A1" office:value-type="string">
            <text:p text:style-name="P4">German<text:span text:style-name="T2">-GSD</text:span></text:p>
          </table:table-cell>
          <table:table-cell table:style-name="Tabulka1.A1" office:value-type="string">
            <text:p text:style-name="P4">CC BY<text:change text:change-id="ct1848176055120"/>-SA <text:change text:change-id="ct1848176053328"/><text:change-start text:change-id="ct1848176056016"/><text:span text:style-name="T18">4.0</text:span><text:change-end text:change-id="ct1848176056016"/></text:p>
          </table:table-cell>
        </table:table-row>
        <table:table-row>
          <table:table-cell table:style-name="Tabulka1.A2" office:value-type="string">
            <text:p text:style-name="P21">German-HDT</text:p>
          </table:table-cell>
          <table:table-cell table:style-name="Tabulka1.A2" office:value-type="string">
            <text:p text:style-name="P21">CC BY-SA 4.0</text:p>
          </table:table-cell>
        </table:table-row>
        <table:table-row>
          <table:table-cell table:style-name="Tabulka1.A2" office:value-type="string">
            <text:p text:style-name="P21">German-LIT</text:p>
          </table:table-cell>
          <table:table-cell table:style-name="Tabulka1.A2" office:value-type="string">
            <text:p text:style-name="P21">CC BY-NC-SA 4.0</text:p>
          </table:table-cell>
        </table:table-row>
        <table:table-row>
          <table:table-cell table:style-name="Tabulka1.A2" office:value-type="string">
            <text:p text:style-name="P26">German-PUD</text:p>
          </table:table-cell>
          <table:table-cell table:style-name="Tabulka1.A2" office:value-type="string">
            <text:p text:style-name="P26">CC BY-SA 3.0</text:p>
          </table:table-cell>
        </table:table-row>
        <table:table-row>
          <table:table-cell table:style-name="Tabulka1.A2" office:value-type="string">
            <text:p text:style-name="P24">Gothic<text:span text:style-name="T2">-PROIEL</text:span></text:p>
          </table:table-cell>
          <table:table-cell table:style-name="Tabulka1.A2" office:value-type="string">
            <text:p text:style-name="P24">CC BY-NC-SA 3.0</text:p>
          </table:table-cell>
        </table:table-row>
        <table:table-row>
          <table:table-cell table:style-name="Tabulka1.A2" office:value-type="string">
            <text:p text:style-name="P4">Greek<text:span text:style-name="T15">-GDT</text:span></text:p>
          </table:table-cell>
          <table:table-cell table:style-name="Tabulka1.A2" office:value-type="string">
            <text:p text:style-name="P4">CC BY-NC-SA 3.0</text:p>
          </table:table-cell>
        </table:table-row>
        <table:table-row>
          <table:table-cell table:style-name="Tabulka1.A1" office:value-type="string">
            <text:p text:style-name="P4">Hebrew<text:span text:style-name="T15">-HTB</text:span></text:p>
          </table:table-cell>
          <table:table-cell table:style-name="Tabulka1.A1" office:value-type="string">
            <text:p text:style-name="P4">CC BY-NC-SA 4.0</text:p>
          </table:table-cell>
        </table:table-row>
        <table:table-row>
          <table:table-cell table:style-name="Tabulka1.A2" office:value-type="string">
            <text:p text:style-name="P25">Hindi<text:span text:style-name="T15">-HDTB</text:span></text:p>
          </table:table-cell>
          <table:table-cell table:style-name="Tabulka1.A2" office:value-type="string">
            <text:p text:style-name="P25">CC BY-NC-SA 4.0</text:p>
          </table:table-cell>
        </table:table-row>
        <table:table-row>
          <table:table-cell table:style-name="Tabulka1.A2" office:value-type="string">
            <text:p text:style-name="P26">Hindi-PUD</text:p>
          </table:table-cell>
          <table:table-cell table:style-name="Tabulka1.A2" office:value-type="string">
            <text:p text:style-name="P26">CC BY-SA 3.0</text:p>
          </table:table-cell>
        </table:table-row>
        <table:table-row>
          <table:table-cell table:style-name="Tabulka1.A2" office:value-type="string">
            <text:p text:style-name="P36">Hindi_English-HIENCS</text:p>
          </table:table-cell>
          <table:table-cell table:style-name="Tabulka1.A2" office:value-type="string">
            <text:p text:style-name="P36">CC BY-SA 4.0</text:p>
          </table:table-cell>
        </table:table-row>
        <table:table-row>
          <table:table-cell table:style-name="Tabulka1.A2" office:value-type="string">
            <text:p text:style-name="P4">Hungarian<text:span text:style-name="T15">-Szeged</text:span></text:p>
          </table:table-cell>
          <table:table-cell table:style-name="Tabulka1.A2" office:value-type="string">
            <text:p text:style-name="P4">CC BY-NC-SA 3.0</text:p>
          </table:table-cell>
        </table:table-row>
        <table:table-row>
          <table:table-cell table:style-name="Tabulka1.A1" office:value-type="string">
            <text:p text:style-name="P4">Indonesian<text:span text:style-name="T15">-GSD</text:span></text:p>
          </table:table-cell>
          <table:table-cell table:style-name="Tabulka1.A1" office:value-type="string">
            <text:p text:style-name="P4">CC BY<text:change text:change-id="ct1848176057808"/>-SA <text:change text:change-id="ct1848176063408"/><text:change-start text:change-id="ct1848176056240"/><text:span text:style-name="T18">4.0</text:span><text:change-end text:change-id="ct1848176056240"/></text:p>
          </table:table-cell>
        </table:table-row>
        <table:table-row>
          <table:table-cell table:style-name="Tabulka1.A2" office:value-type="string">
            <text:p text:style-name="P32">Indonesian-PUD</text:p>
          </table:table-cell>
          <table:table-cell table:style-name="Tabulka1.A2" office:value-type="string">
            <text:p text:style-name="P32">CC BY-SA 3.0</text:p>
          </table:table-cell>
        </table:table-row>
        <table:table-row>
          <table:table-cell table:style-name="Tabulka1.A2" office:value-type="string">
            <text:p text:style-name="P4">Irish<text:span text:style-name="T15">-IDT</text:span></text:p>
          </table:table-cell>
          <table:table-cell table:style-name="Tabulka1.A2" office:value-type="string">
            <text:p text:style-name="P4">CC BY-SA 3.0</text:p>
          </table:table-cell>
        </table:table-row>
        <table:table-row>
          <table:table-cell table:style-name="Tabulka1.A1" office:value-type="string">
            <text:p text:style-name="P4">Italian<text:span text:style-name="T15">-ISDT</text:span></text:p>
          </table:table-cell>
          <table:table-cell table:style-name="Tabulka1.A1" office:value-type="string">
            <text:p text:style-name="P4">CC BY-NC-SA 3.0</text:p>
          </table:table-cell>
        </table:table-row>
        <text:soft-page-break/>
        <table:table-row>
          <table:table-cell table:style-name="Tabulka1.A2" office:value-type="string">
            <text:p text:style-name="P6">Italian-ParTUT</text:p>
          </table:table-cell>
          <table:table-cell table:style-name="Tabulka1.A2" office:value-type="string">
            <text:p text:style-name="P6">CC BY-NC-SA 4.0</text:p>
          </table:table-cell>
        </table:table-row>
        <table:table-row>
          <table:table-cell table:style-name="Tabulka1.A2" office:value-type="string">
            <text:p text:style-name="P26">Italian-PoSTWITA</text:p>
          </table:table-cell>
          <table:table-cell table:style-name="Tabulka1.A2" office:value-type="string">
            <text:p text:style-name="P26">CC BY-NC-SA 4.0</text:p>
          </table:table-cell>
        </table:table-row>
        <table:table-row>
          <table:table-cell table:style-name="Tabulka1.A2" office:value-type="string">
            <text:p text:style-name="P26">Italian-PUD</text:p>
          </table:table-cell>
          <table:table-cell table:style-name="Tabulka1.A2" office:value-type="string">
            <text:p text:style-name="P26">CC BY-SA 3.0</text:p>
          </table:table-cell>
        </table:table-row>
        <table:table-row>
          <table:table-cell table:style-name="Tabulka1.A2" office:value-type="string">
            <text:p text:style-name="P21">Italian-VIT</text:p>
          </table:table-cell>
          <table:table-cell table:style-name="Tabulka1.A2" office:value-type="string">
            <text:p text:style-name="P21">CC BY-NC-SA 3.0</text:p>
          </table:table-cell>
        </table:table-row>
        <table:table-row>
          <table:table-cell table:style-name="Tabulka1.A2" office:value-type="string">
            <text:p text:style-name="P32">Japanese-BCCWJ</text:p>
          </table:table-cell>
          <table:table-cell table:style-name="Tabulka1.A2" office:value-type="string">
            <text:p text:style-name="P32">CC BY-NC-SA 4.0</text:p>
          </table:table-cell>
        </table:table-row>
        <table:table-row>
          <table:table-cell table:style-name="Tabulka1.A2" office:value-type="string">
            <text:p text:style-name="P5">Japanese<text:span text:style-name="T15">-GSD</text:span></text:p>
          </table:table-cell>
          <table:table-cell table:style-name="Tabulka1.A2" office:value-type="string">
            <text:p text:style-name="P5">CC BY<text:change text:change-id="ct1848176058928"/>-SA <text:change text:change-id="ct1848176058704"/><text:change-start text:change-id="ct1848176059152"/><text:span text:style-name="T18">4.0</text:span><text:change-end text:change-id="ct1848176059152"/></text:p>
          </table:table-cell>
        </table:table-row>
        <table:table-row>
          <table:table-cell table:style-name="Tabulka1.A2" office:value-type="string">
            <text:p text:style-name="P32">Japanese-Modern</text:p>
          </table:table-cell>
          <table:table-cell table:style-name="Tabulka1.A2" office:value-type="string">
            <text:p text:style-name="P32">CC BY-NC-ND 3.0</text:p>
          </table:table-cell>
        </table:table-row>
        <table:table-row>
          <table:table-cell table:style-name="Tabulka1.A2" office:value-type="string">
            <text:p text:style-name="P26">Japanese-PUD</text:p>
          </table:table-cell>
          <table:table-cell table:style-name="Tabulka1.A2" office:value-type="string">
            <text:p text:style-name="P26">CC BY-SA 3.0</text:p>
          </table:table-cell>
        </table:table-row>
        <table:table-row>
          <table:table-cell table:style-name="Tabulka1.A2" office:value-type="string">
            <text:p text:style-name="P21">Karelian-KKPP</text:p>
          </table:table-cell>
          <table:table-cell table:style-name="Tabulka1.A2" office:value-type="string">
            <text:p text:style-name="P21">CC BY-SA 4.0</text:p>
          </table:table-cell>
        </table:table-row>
        <table:table-row>
          <table:table-cell table:style-name="Tabulka1.A2" office:value-type="string">
            <text:p text:style-name="P7">Kazakh<text:span text:style-name="T15">-KTB</text:span></text:p>
          </table:table-cell>
          <table:table-cell table:style-name="Tabulka1.A2" office:value-type="string">
            <text:p text:style-name="P7">CC BY-SA 4.0</text:p>
          </table:table-cell>
        </table:table-row>
        <table:table-row>
          <table:table-cell table:style-name="Tabulka1.A2" office:value-type="string">
            <text:p text:style-name="P46"><text:change-start text:change-id="ct1847932681392"/>Komi_Permyak-UH<text:change-end text:change-id="ct1847932681392"/></text:p>
          </table:table-cell>
          <table:table-cell table:style-name="Tabulka1.A2" office:value-type="string">
            <text:p text:style-name="P46"><text:change-start text:change-id="ct1847932687664"/>CC BY-SA 4.0<text:change-end text:change-id="ct1847932687664"/></text:p>
          </table:table-cell>
        </table:table-row>
        <table:table-row>
          <table:table-cell table:style-name="Tabulka1.A2" office:value-type="string">
            <text:p text:style-name="P32">Komi_Zyrian-IKDP</text:p>
          </table:table-cell>
          <table:table-cell table:style-name="Tabulka1.A2" office:value-type="string">
            <text:p text:style-name="P32">CC BY-SA 4.0</text:p>
          </table:table-cell>
        </table:table-row>
        <table:table-row>
          <table:table-cell table:style-name="Tabulka1.A2" office:value-type="string">
            <text:p text:style-name="P32">Komi_Zyrian-Lattice</text:p>
          </table:table-cell>
          <table:table-cell table:style-name="Tabulka1.A2" office:value-type="string">
            <text:p text:style-name="P32">CC BY-SA 4.0</text:p>
          </table:table-cell>
        </table:table-row>
        <table:table-row>
          <table:table-cell table:style-name="Tabulka1.A2" office:value-type="string">
            <text:p text:style-name="P6">Korean<text:span text:style-name="T15">-GSD</text:span></text:p>
          </table:table-cell>
          <table:table-cell table:style-name="Tabulka1.A2" office:value-type="string">
            <text:p text:style-name="P6">CC BY<text:change text:change-id="ct1848176053552"/>-SA <text:change text:change-id="ct1848176059376"/><text:change-start text:change-id="ct1848176063632"/><text:span text:style-name="T18">4.0</text:span><text:change-end text:change-id="ct1848176063632"/></text:p>
          </table:table-cell>
        </table:table-row>
        <table:table-row>
          <table:table-cell table:style-name="Tabulka1.A2" office:value-type="string">
            <text:p text:style-name="P32">Korean-Kaist</text:p>
          </table:table-cell>
          <table:table-cell table:style-name="Tabulka1.A2" office:value-type="string">
            <text:p text:style-name="P32">CC BY-SA 4.0</text:p>
          </table:table-cell>
        </table:table-row>
        <table:table-row>
          <table:table-cell table:style-name="Tabulka1.A2" office:value-type="string">
            <text:p text:style-name="P32">Korean-PUD</text:p>
          </table:table-cell>
          <table:table-cell table:style-name="Tabulka1.A2" office:value-type="string">
            <text:p text:style-name="P32">CC BY-SA 3.0</text:p>
          </table:table-cell>
        </table:table-row>
        <table:table-row>
          <table:table-cell table:style-name="Tabulka1.A2" office:value-type="string">
            <text:p text:style-name="P26">Kurmanji<text:span text:style-name="T15">-MG</text:span></text:p>
          </table:table-cell>
          <table:table-cell table:style-name="Tabulka1.A2" office:value-type="string">
            <text:p text:style-name="P26">CC BY-SA 4.0</text:p>
          </table:table-cell>
        </table:table-row>
        <table:table-row>
          <table:table-cell table:style-name="Tabulka1.A2" office:value-type="string">
            <text:p text:style-name="P25">Latin<text:span text:style-name="T15">-Perseus</text:span></text:p>
          </table:table-cell>
          <table:table-cell table:style-name="Tabulka1.A2" office:value-type="string">
            <text:p text:style-name="P25">CC BY-NC-SA 2.5</text:p>
          </table:table-cell>
        </table:table-row>
        <table:table-row>
          <table:table-cell table:style-name="Tabulka1.A2" office:value-type="string">
            <text:p text:style-name="P25">Latin-ITT<text:span text:style-name="T10">B</text:span></text:p>
          </table:table-cell>
          <table:table-cell table:style-name="Tabulka1.A2" office:value-type="string">
            <text:p text:style-name="P25">CC BY-NC-SA 3.0</text:p>
          </table:table-cell>
        </table:table-row>
        <table:table-row>
          <table:table-cell table:style-name="Tabulka1.A2" office:value-type="string">
            <text:p text:style-name="P25">Latin-PROIEL</text:p>
          </table:table-cell>
          <table:table-cell table:style-name="Tabulka1.A2" office:value-type="string">
            <text:p text:style-name="P25">CC BY-NC-SA 3.0</text:p>
          </table:table-cell>
        </table:table-row>
        <table:table-row>
          <table:table-cell table:style-name="Tabulka1.A2" office:value-type="string">
            <text:p text:style-name="P7">Latvian<text:span text:style-name="T15">-LVTB</text:span></text:p>
          </table:table-cell>
          <table:table-cell table:style-name="Tabulka1.A2" office:value-type="string">
            <text:p text:style-name="P7">CC BY<text:change text:change-id="ct1847932680720"/>-SA 4.0</text:p>
          </table:table-cell>
        </table:table-row>
        <table:table-row>
          <table:table-cell table:style-name="Tabulka1.A2" office:value-type="string">
            <text:p text:style-name="P21">Lithuanian-ALKSNIS</text:p>
          </table:table-cell>
          <table:table-cell table:style-name="Tabulka1.A2" office:value-type="string">
            <text:p text:style-name="P21">CC BY-SA 4.0</text:p>
          </table:table-cell>
        </table:table-row>
        <table:table-row>
          <table:table-cell table:style-name="Tabulka1.A2" office:value-type="string">
            <text:p text:style-name="P6">Lithuanian<text:span text:style-name="T15">-HSE</text:span></text:p>
          </table:table-cell>
          <table:table-cell table:style-name="Tabulka1.A2" office:value-type="string">
            <text:p text:style-name="P6">CC BY-SA 4.0</text:p>
          </table:table-cell>
        </table:table-row>
        <table:table-row>
          <table:table-cell table:style-name="Tabulka1.A2" office:value-type="string">
            <text:p text:style-name="P46"><text:change-start text:change-id="ct1848175812576"/>L<text:change-end text:change-id="ct1848175812576"/><text:change-start text:change-id="ct1848175809888"/>ivvi-KKPP<text:change-end text:change-id="ct1848175809888"/></text:p>
          </table:table-cell>
          <table:table-cell table:style-name="Tabulka1.A2" office:value-type="string">
            <text:p text:style-name="P46"><text:change-start text:change-id="ct1848175810560"/>CC BY-SA 4.0<text:change-end text:change-id="ct1848175810560"/></text:p>
          </table:table-cell>
        </table:table-row>
        <table:table-row>
          <table:table-cell table:style-name="Tabulka1.A2" office:value-type="string">
            <text:p text:style-name="P36">Maltese-MUDT</text:p>
          </table:table-cell>
          <table:table-cell table:style-name="Tabulka1.A2" office:value-type="string">
            <text:p text:style-name="P36">CC BY-SA 4.0</text:p>
          </table:table-cell>
        </table:table-row>
        <table:table-row>
          <table:table-cell table:style-name="Tabulka1.A2" office:value-type="string">
            <text:p text:style-name="P26">Marathi<text:span text:style-name="T15">-UFAL</text:span></text:p>
          </table:table-cell>
          <table:table-cell table:style-name="Tabulka1.A2" office:value-type="string">
            <text:p text:style-name="P26">CC BY-SA 4.0</text:p>
          </table:table-cell>
        </table:table-row>
        <table:table-row>
          <table:table-cell table:style-name="Tabulka1.A2" office:value-type="string">
            <text:p text:style-name="P21">Mbya_Guarani-Dooley</text:p>
          </table:table-cell>
          <table:table-cell table:style-name="Tabulka1.A2" office:value-type="string">
            <text:p text:style-name="P21">CC BY<text:change-start text:change-id="ct1848175806080"/><text:span text:style-name="T19">-NC</text:span><text:change-end text:change-id="ct1848175806080"/>-SA 4.0</text:p>
          </table:table-cell>
        </table:table-row>
        <table:table-row>
          <table:table-cell table:style-name="Tabulka1.A2" office:value-type="string">
            <text:p text:style-name="P21">Mbya_Guarani-Thomas</text:p>
          </table:table-cell>
          <table:table-cell table:style-name="Tabulka1.A2" office:value-type="string">
            <text:p text:style-name="P21">CC BY<text:change-start text:change-id="ct1848175808320"/><text:span text:style-name="T19">-NC</text:span><text:change-end text:change-id="ct1848175808320"/>-SA 4.0</text:p>
          </table:table-cell>
        </table:table-row>
        <table:table-row>
          <table:table-cell table:style-name="Tabulka1.A2" office:value-type="string">
            <text:p text:style-name="P46"><text:change-start text:change-id="ct1848175806976"/>Moksha-JR<text:change-end text:change-id="ct1848175806976"/></text:p>
          </table:table-cell>
          <table:table-cell table:style-name="Tabulka1.A2" office:value-type="string">
            <text:p text:style-name="P46"><text:change-start text:change-id="ct1848175807200"/>CC BY-SA 4.0<text:change-end text:change-id="ct1848175807200"/></text:p>
          </table:table-cell>
        </table:table-row>
        <table:table-row>
          <table:table-cell table:style-name="Tabulka1.A2" office:value-type="string">
            <text:p text:style-name="P32">Naija-NSC</text:p>
          </table:table-cell>
          <table:table-cell table:style-name="Tabulka1.A2" office:value-type="string">
            <text:p text:style-name="P33">CC BY-SA 4.0</text:p>
          </table:table-cell>
        </table:table-row>
        <table:table-row>
          <table:table-cell table:style-name="Tabulka1.A2" office:value-type="string">
            <text:p text:style-name="P26">North_Sami<text:span text:style-name="T15">-Giella</text:span></text:p>
          </table:table-cell>
          <table:table-cell table:style-name="Tabulka1.A2" office:value-type="string">
            <text:p text:style-name="P26">CC BY-SA 4.0</text:p>
          </table:table-cell>
        </table:table-row>
        <table:table-row>
          <table:table-cell table:style-name="Tabulka1.A2" office:value-type="string">
            <text:p text:style-name="P25">Norwegian<text:span text:style-name="T13">-Bokmaal</text:span></text:p>
          </table:table-cell>
          <table:table-cell table:style-name="Tabulka1.A2" office:value-type="string">
            <text:p text:style-name="P25">CC BY-<text:span text:style-name="T14">SA 4.0</text:span></text:p>
          </table:table-cell>
        </table:table-row>
        <table:table-row>
          <table:table-cell table:style-name="Tabulka1.A2" office:value-type="string">
            <text:p text:style-name="P27">Norwegian-Nynorsk</text:p>
          </table:table-cell>
          <table:table-cell table:style-name="Tabulka1.A2" office:value-type="string">
            <text:p text:style-name="P27">CC BY-SA <text:span text:style-name="T14">4.0</text:span></text:p>
          </table:table-cell>
        </table:table-row>
        <table:table-row>
          <table:table-cell table:style-name="Tabulka1.A2" office:value-type="string">
            <text:p text:style-name="P26">Norwegian-NynorskLIA</text:p>
          </table:table-cell>
          <table:table-cell table:style-name="Tabulka1.A2" office:value-type="string">
            <text:p text:style-name="P26">CC BY-SA 4.0</text:p>
          </table:table-cell>
        </table:table-row>
        <table:table-row>
          <table:table-cell table:style-name="Tabulka1.A2" office:value-type="string">
            <text:p text:style-name="P25">Old_Church_Slavonic<text:span text:style-name="T5">-PROIEL</text:span></text:p>
          </table:table-cell>
          <table:table-cell table:style-name="Tabulka1.A2" office:value-type="string">
            <text:p text:style-name="P25">CC BY-NC-SA 3.0</text:p>
          </table:table-cell>
        </table:table-row>
        <table:table-row>
          <table:table-cell table:style-name="Tabulka1.A2" office:value-type="string">
            <text:p text:style-name="P33">Old_French-SRCMF</text:p>
          </table:table-cell>
          <table:table-cell table:style-name="Tabulka1.A2" office:value-type="string">
            <text:p text:style-name="P33">CC BY-NC-SA 3.0</text:p>
          </table:table-cell>
        </table:table-row>
        <table:table-row>
          <table:table-cell table:style-name="Tabulka1.A2" office:value-type="string">
            <text:p text:style-name="P21">Old_Russian-RNC</text:p>
          </table:table-cell>
          <table:table-cell table:style-name="Tabulka1.A2" office:value-type="string">
            <text:p text:style-name="P21">CC BY-SA 4.0</text:p>
          </table:table-cell>
        </table:table-row>
        <table:table-row>
          <table:table-cell table:style-name="Tabulka1.A2" office:value-type="string">
            <text:p text:style-name="P21">Old_Russian-TOROT</text:p>
          </table:table-cell>
          <table:table-cell table:style-name="Tabulka1.A2" office:value-type="string">
            <text:p text:style-name="P21">CC BY-NC-SA 3.0</text:p>
          </table:table-cell>
        </table:table-row>
        <table:table-row>
          <table:table-cell table:style-name="Tabulka1.A2" office:value-type="string">
            <text:p text:style-name="P4">Persian<text:span text:style-name="T5">-Seraji</text:span></text:p>
          </table:table-cell>
          <table:table-cell table:style-name="Tabulka1.A2" office:value-type="string">
            <text:p text:style-name="P4">CC BY-SA 4.0</text:p>
          </table:table-cell>
        </table:table-row>
        <table:table-row>
          <table:table-cell table:style-name="Tabulka1.A1" office:value-type="string">
            <text:p text:style-name="P33">Polish-LFG</text:p>
          </table:table-cell>
          <table:table-cell table:style-name="Tabulka1.A1" office:value-type="string">
            <text:p text:style-name="P33">GNU GPL 3.0</text:p>
          </table:table-cell>
        </table:table-row>
        <table:table-row>
          <table:table-cell table:style-name="Tabulka1.A1" office:value-type="string">
            <text:p text:style-name="P25">Polish<text:span text:style-name="T5">-PDB</text:span></text:p>
          </table:table-cell>
          <table:table-cell table:style-name="Tabulka1.A1" office:value-type="string">
            <text:p text:style-name="P22">CC BY-NC-SA 4.0</text:p>
          </table:table-cell>
        </table:table-row>
        <table:table-row>
          <table:table-cell table:style-name="Tabulka1.A1" office:value-type="string">
            <text:p text:style-name="P21">Polish-PUD</text:p>
          </table:table-cell>
          <table:table-cell table:style-name="Tabulka1.A1" office:value-type="string">
            <text:p text:style-name="P21">CC BY-SA 4.0</text:p>
          </table:table-cell>
        </table:table-row>
        <table:table-row>
          <table:table-cell table:style-name="Tabulka1.A1" office:value-type="string">
            <text:p text:style-name="P25">Portuguese<text:span text:style-name="T5">-Bosque</text:span></text:p>
          </table:table-cell>
          <table:table-cell table:style-name="Tabulka1.A1" office:value-type="string">
            <text:p text:style-name="P25">CC BY-SA <text:span text:style-name="T13">4</text:span>.0</text:p>
          </table:table-cell>
        </table:table-row>
        <table:table-row>
          <table:table-cell table:style-name="Tabulka1.A1" office:value-type="string">
            <text:p text:style-name="P7">Portuguese-<text:span text:style-name="T5">GSD</text:span></text:p>
          </table:table-cell>
          <table:table-cell table:style-name="Tabulka1.A1" office:value-type="string">
            <text:p text:style-name="P7">CC BY<text:change text:change-id="ct1848176052656"/>-SA <text:change text:change-id="ct1848176051312"/><text:change-start text:change-id="ct1848176058032"/><text:span text:style-name="T18">4.0</text:span><text:change-end text:change-id="ct1848176058032"/></text:p>
          </table:table-cell>
        </table:table-row>
        <table:table-row>
          <table:table-cell table:style-name="Tabulka1.A1" office:value-type="string">
            <text:p text:style-name="P26">Portuguese-PUD</text:p>
          </table:table-cell>
          <table:table-cell table:style-name="Tabulka1.A1" office:value-type="string">
            <text:p text:style-name="P26">CC BY-SA 3.0</text:p>
          </table:table-cell>
        </table:table-row>
        <table:table-row>
          <table:table-cell table:style-name="Tabulka1.A1" office:value-type="string">
            <text:p text:style-name="P25">Romanian<text:span text:style-name="T5">-RRT</text:span></text:p>
          </table:table-cell>
          <table:table-cell table:style-name="Tabulka1.A1" office:value-type="string">
            <text:p text:style-name="P25">CC BY-SA 4.0</text:p>
          </table:table-cell>
        </table:table-row>
        <table:table-row>
          <table:table-cell table:style-name="Tabulka1.A1" office:value-type="string">
            <text:p text:style-name="P26">Romanian-Nonstandard</text:p>
          </table:table-cell>
          <table:table-cell table:style-name="Tabulka1.A1" office:value-type="string">
            <text:p text:style-name="P26">CC BY-SA 4.0</text:p>
          </table:table-cell>
        </table:table-row>
        <table:table-row>
          <table:table-cell table:style-name="Tabulka1.A1" office:value-type="string">
            <text:p text:style-name="P46"><text:change-start text:change-id="ct1848175804960"/>Romanian-SiMoNERo<text:change-end text:change-id="ct1848175804960"/></text:p>
          </table:table-cell>
          <table:table-cell table:style-name="Tabulka1.A1" office:value-type="string">
            <text:p text:style-name="P46"><text:change-start text:change-id="ct1848020537120"/>CC BY-SA 4.0<text:change-end text:change-id="ct1848020537120"/></text:p>
          </table:table-cell>
        </table:table-row>
        <table:table-row>
          <table:table-cell table:style-name="Tabulka1.A1" office:value-type="string">
            <text:p text:style-name="P7">Russian<text:span text:style-name="T5">-GSD</text:span></text:p>
          </table:table-cell>
          <table:table-cell table:style-name="Tabulka1.A1" office:value-type="string">
            <text:p text:style-name="P7">CC BY<text:change text:change-id="ct1848176060720"/>-SA 4.0</text:p>
          </table:table-cell>
        </table:table-row>
        <table:table-row>
          <table:table-cell table:style-name="Tabulka1.A1" office:value-type="string">
            <text:p text:style-name="P7">Russian-Syn<text:span text:style-name="T12">T</text:span>ag<text:span text:style-name="T12">R</text:span>us</text:p>
          </table:table-cell>
          <table:table-cell table:style-name="Tabulka1.B125" office:value-type="string">
            <text:p text:style-name="P40">CC BY-NC-SA 4.0</text:p>
          </table:table-cell>
        </table:table-row>
        <table:table-row>
          <table:table-cell table:style-name="Tabulka1.A1" office:value-type="string">
            <text:p text:style-name="P26">Russian-PUD</text:p>
          </table:table-cell>
          <table:table-cell table:style-name="Tabulka1.A1" office:value-type="string">
            <text:p text:style-name="P26">CC BY-SA 3.0</text:p>
          </table:table-cell>
        </table:table-row>
        <text:soft-page-break/>
        <table:table-row>
          <table:table-cell table:style-name="Tabulka1.A1" office:value-type="string">
            <text:p text:style-name="P33">Russian-Taiga</text:p>
          </table:table-cell>
          <table:table-cell table:style-name="Tabulka1.A1" office:value-type="string">
            <text:p text:style-name="P33">CC BY-SA 4.0</text:p>
          </table:table-cell>
        </table:table-row>
        <table:table-row>
          <table:table-cell table:style-name="Tabulka1.A1" office:value-type="string">
            <text:p text:style-name="P5">Sanskrit<text:span text:style-name="T5">-UFAL</text:span></text:p>
          </table:table-cell>
          <table:table-cell table:style-name="Tabulka1.A1" office:value-type="string">
            <text:p text:style-name="P5">CC BY-SA 4.0</text:p>
          </table:table-cell>
        </table:table-row>
        <table:table-row>
          <table:table-cell table:style-name="Tabulka1.A1" office:value-type="string">
            <text:p text:style-name="P53"><text:change-start text:change-id="ct1848175811680"/>Scottish_Gaelic-ARC<text:change-end text:change-id="ct1848175811680"/><text:change-start text:change-id="ct1848175807648"/>OSG<text:change-end text:change-id="ct1848175807648"/></text:p>
          </table:table-cell>
          <table:table-cell table:style-name="Tabulka1.A1" office:value-type="string">
            <text:p text:style-name="P53"><text:change-start text:change-id="ct1848175806528"/>CC BY-SA 4.0<text:change-end text:change-id="ct1848175806528"/></text:p>
          </table:table-cell>
        </table:table-row>
        <table:table-row>
          <table:table-cell table:style-name="Tabulka1.A1" office:value-type="string">
            <text:p text:style-name="P26">Serbian<text:span text:style-name="T5">-SET</text:span></text:p>
          </table:table-cell>
          <table:table-cell table:style-name="Tabulka1.A1" office:value-type="string">
            <text:p text:style-name="P26">CC BY-SA 4.0</text:p>
          </table:table-cell>
        </table:table-row>
        <table:table-row>
          <table:table-cell table:style-name="Tabulka1.A1" office:value-type="string">
            <text:p text:style-name="P46"><text:change-start text:change-id="ct1847932681840"/>Skolt_Sami-Giellagas<text:change-end text:change-id="ct1847932681840"/></text:p>
          </table:table-cell>
          <table:table-cell table:style-name="Tabulka1.A1" office:value-type="string">
            <text:p text:style-name="P46"><text:change-start text:change-id="ct1847932682512"/>CC BY-SA 4.0<text:change-end text:change-id="ct1847932682512"/></text:p>
          </table:table-cell>
        </table:table-row>
        <table:table-row>
          <table:table-cell table:style-name="Tabulka1.A1" office:value-type="string">
            <text:p text:style-name="P5">Slovak<text:span text:style-name="T5">-SNK</text:span></text:p>
          </table:table-cell>
          <table:table-cell table:style-name="Tabulka1.A1" office:value-type="string">
            <text:p text:style-name="P5">CC BY-SA 4.0</text:p>
          </table:table-cell>
        </table:table-row>
        <table:table-row>
          <table:table-cell table:style-name="Tabulka1.A1" office:value-type="string">
            <text:p text:style-name="P25">Slovenian<text:span text:style-name="T5">-SSJ</text:span></text:p>
          </table:table-cell>
          <table:table-cell table:style-name="Tabulka1.A1" office:value-type="string">
            <text:p text:style-name="P25">CC BY-NC-SA 4.0</text:p>
          </table:table-cell>
        </table:table-row>
        <table:table-row>
          <table:table-cell table:style-name="Tabulka1.A1" office:value-type="string">
            <text:p text:style-name="P7">Slovenian-SST</text:p>
          </table:table-cell>
          <table:table-cell table:style-name="Tabulka1.A1" office:value-type="string">
            <text:p text:style-name="P7">CC BY-NC-SA 4.0</text:p>
          </table:table-cell>
        </table:table-row>
        <table:table-row>
          <table:table-cell table:style-name="Tabulka1.A1" office:value-type="string">
            <text:p text:style-name="P4">Spanish<text:span text:style-name="T5">-AnCora</text:span></text:p>
          </table:table-cell>
          <table:table-cell table:style-name="Tabulka1.A1" office:value-type="string">
            <text:p text:style-name="P19">GNU GPL 3.0</text:p>
          </table:table-cell>
        </table:table-row>
        <table:table-row>
          <table:table-cell table:style-name="Tabulka1.A2" office:value-type="string">
            <text:p text:style-name="P7">Spanish-<text:span text:style-name="T17">GSD</text:span></text:p>
          </table:table-cell>
          <table:table-cell table:style-name="Tabulka1.A2" office:value-type="string">
            <text:p text:style-name="P8">CC BY<text:change text:change-id="ct1848176059600"/>-SA <text:change text:change-id="ct1848176063856"/><text:change-start text:change-id="ct1848176057136"/><text:span text:style-name="T18">4.0</text:span><text:change-end text:change-id="ct1848176057136"/></text:p>
          </table:table-cell>
        </table:table-row>
        <table:table-row>
          <table:table-cell table:style-name="Tabulka1.A2" office:value-type="string">
            <text:p text:style-name="P26">Spanish-PUD</text:p>
          </table:table-cell>
          <table:table-cell table:style-name="Tabulka1.A2" office:value-type="string">
            <text:p text:style-name="P26">CC BY-SA 3.0</text:p>
          </table:table-cell>
        </table:table-row>
        <table:table-row>
          <table:table-cell table:style-name="Tabulka1.A2" office:value-type="string">
            <text:p text:style-name="P4">Swedish<text:span text:style-name="T5">-Talbanken</text:span></text:p>
          </table:table-cell>
          <table:table-cell table:style-name="Tabulka1.A2" office:value-type="string">
            <text:p text:style-name="P4">CC BY-SA 4.0</text:p>
          </table:table-cell>
        </table:table-row>
        <table:table-row>
          <table:table-cell table:style-name="Tabulka1.A2" office:value-type="string">
            <text:p text:style-name="P7">Swedish-LinES</text:p>
          </table:table-cell>
          <table:table-cell table:style-name="Tabulka1.A2" office:value-type="string">
            <text:p text:style-name="P7">CC BY-NC-SA 4.0</text:p>
          </table:table-cell>
        </table:table-row>
        <table:table-row>
          <table:table-cell table:style-name="Tabulka1.A2" office:value-type="string">
            <text:p text:style-name="P26">Swedish-PUD</text:p>
          </table:table-cell>
          <table:table-cell table:style-name="Tabulka1.A2" office:value-type="string">
            <text:p text:style-name="P26">CC BY-SA 4.0</text:p>
          </table:table-cell>
        </table:table-row>
        <table:table-row>
          <table:table-cell table:style-name="Tabulka1.A2" office:value-type="string">
            <text:p text:style-name="P26">Swedish_Sign_Language<text:span text:style-name="T5">-SSLC</text:span></text:p>
          </table:table-cell>
          <table:table-cell table:style-name="Tabulka1.A2" office:value-type="string">
            <text:p text:style-name="P26">CC BY-SA 4.0</text:p>
          </table:table-cell>
        </table:table-row>
        <table:table-row>
          <table:table-cell table:style-name="Tabulka1.A2" office:value-type="string">
            <text:p text:style-name="P46"><text:change-start text:change-id="ct1848144969840"/>Swiss_German-UZH<text:change-end text:change-id="ct1848144969840"/></text:p>
          </table:table-cell>
          <table:table-cell table:style-name="Tabulka1.A2" office:value-type="string">
            <text:p text:style-name="P46"><text:change-start text:change-id="ct1848175815936"/>CC BY-S<text:change-end text:change-id="ct1848175815936"/><text:change-start text:change-id="ct1848175805632"/>A 4.0<text:change-end text:change-id="ct1848175805632"/></text:p>
          </table:table-cell>
        </table:table-row>
        <table:table-row>
          <table:table-cell table:style-name="Tabulka1.A2" office:value-type="string">
            <text:p text:style-name="P33">Tagalog-TRG</text:p>
          </table:table-cell>
          <table:table-cell table:style-name="Tabulka1.A2" office:value-type="string">
            <text:p text:style-name="P33">CC BY-SA 4.0</text:p>
          </table:table-cell>
        </table:table-row>
        <table:table-row>
          <table:table-cell table:style-name="Tabulka1.A2" office:value-type="string">
            <text:p text:style-name="P25">Tamil<text:span text:style-name="T5">-TTB</text:span></text:p>
          </table:table-cell>
          <table:table-cell table:style-name="Tabulka1.A2" office:value-type="string">
            <text:p text:style-name="P25">CC BY-NC-SA 3.0</text:p>
          </table:table-cell>
        </table:table-row>
        <table:table-row>
          <table:table-cell table:style-name="Tabulka1.A2" office:value-type="string">
            <text:p text:style-name="P26">Telugu<text:span text:style-name="T5">-MTG</text:span></text:p>
          </table:table-cell>
          <table:table-cell table:style-name="Tabulka1.A2" office:value-type="string">
            <text:p text:style-name="P26">CC BY-SA 4.0</text:p>
          </table:table-cell>
        </table:table-row>
        <table:table-row>
          <table:table-cell table:style-name="Tabulka1.A2" office:value-type="string">
            <text:p text:style-name="P33">Thai-PUD</text:p>
          </table:table-cell>
          <table:table-cell table:style-name="Tabulka1.A2" office:value-type="string">
            <text:p text:style-name="P33">CC BY-SA 3.0</text:p>
          </table:table-cell>
        </table:table-row>
        <table:table-row>
          <table:table-cell table:style-name="Tabulka1.A2" office:value-type="string">
            <text:p text:style-name="P21">Turkish-GB</text:p>
          </table:table-cell>
          <table:table-cell table:style-name="Tabulka1.A2" office:value-type="string">
            <text:p text:style-name="P21">CC BY-SA 4.0</text:p>
          </table:table-cell>
        </table:table-row>
        <table:table-row>
          <table:table-cell table:style-name="Tabulka1.A2" office:value-type="string">
            <text:p text:style-name="P7">Turkish<text:span text:style-name="T5">-IMST</text:span></text:p>
          </table:table-cell>
          <table:table-cell table:style-name="Tabulka1.A2" office:value-type="string">
            <text:p text:style-name="P7">CC BY-NC-SA</text:p>
          </table:table-cell>
        </table:table-row>
        <table:table-row>
          <table:table-cell table:style-name="Tabulka1.A2" office:value-type="string">
            <text:p text:style-name="P26">Turkish-PUD</text:p>
          </table:table-cell>
          <table:table-cell table:style-name="Tabulka1.A2" office:value-type="string">
            <text:p text:style-name="P26">CC BY-SA 3.0</text:p>
          </table:table-cell>
        </table:table-row>
        <table:table-row>
          <table:table-cell table:style-name="Tabulka1.A2" office:value-type="string">
            <text:p text:style-name="P5">Ukrainian<text:span text:style-name="T5">-IU</text:span></text:p>
          </table:table-cell>
          <table:table-cell table:style-name="Tabulka1.A2" office:value-type="string">
            <text:p text:style-name="P5">CC BY-NC-SA 4.0</text:p>
          </table:table-cell>
        </table:table-row>
        <table:table-row>
          <table:table-cell table:style-name="Tabulka1.A2" office:value-type="string">
            <text:p text:style-name="P26">Upper_Sorbian<text:span text:style-name="T5">-UFAL</text:span></text:p>
          </table:table-cell>
          <table:table-cell table:style-name="Tabulka1.A2" office:value-type="string">
            <text:p text:style-name="P26">CC BY-SA 4.0</text:p>
          </table:table-cell>
        </table:table-row>
        <table:table-row>
          <table:table-cell table:style-name="Tabulka1.A2" office:value-type="string">
            <text:p text:style-name="P27">Urdu<text:span text:style-name="T5">-UDTB</text:span></text:p>
          </table:table-cell>
          <table:table-cell table:style-name="Tabulka1.A2" office:value-type="string">
            <text:p text:style-name="P27">CC BY-NC-SA 4.0</text:p>
          </table:table-cell>
        </table:table-row>
        <table:table-row>
          <table:table-cell table:style-name="Tabulka1.A2" office:value-type="string">
            <text:p text:style-name="P5">Uyghur<text:span text:style-name="T5">-UDT</text:span></text:p>
          </table:table-cell>
          <table:table-cell table:style-name="Tabulka1.A2" office:value-type="string">
            <text:p text:style-name="P5">CC BY-SA 4.0</text:p>
          </table:table-cell>
        </table:table-row>
        <table:table-row>
          <table:table-cell table:style-name="Tabulka1.A2" office:value-type="string">
            <text:p text:style-name="P5">Vietnamese<text:span text:style-name="T5">-VTB</text:span></text:p>
          </table:table-cell>
          <table:table-cell table:style-name="Tabulka1.A2" office:value-type="string">
            <text:p text:style-name="P5">CC BY-SA 4.0</text:p>
          </table:table-cell>
        </table:table-row>
        <table:table-row>
          <table:table-cell table:style-name="Tabulka1.A2" office:value-type="string">
            <text:p text:style-name="P33">Warlpiri-UFAL</text:p>
          </table:table-cell>
          <table:table-cell table:style-name="Tabulka1.A2" office:value-type="string">
            <text:p text:style-name="P33">CC BY-SA 4.0</text:p>
          </table:table-cell>
        </table:table-row>
        <table:table-row>
          <table:table-cell table:style-name="Tabulka1.A2" office:value-type="string">
            <text:p text:style-name="P21">Welsh-CCG</text:p>
          </table:table-cell>
          <table:table-cell table:style-name="Tabulka1.A2" office:value-type="string">
            <text:p text:style-name="P21">CC BY-SA 4.0</text:p>
          </table:table-cell>
        </table:table-row>
        <table:table-row>
          <table:table-cell table:style-name="Tabulka1.A2" office:value-type="string">
            <text:p text:style-name="P21">Wolof-WTB</text:p>
          </table:table-cell>
          <table:table-cell table:style-name="Tabulka1.A2" office:value-type="string">
            <text:p text:style-name="P21">CC BY-SA 4.0</text:p>
          </table:table-cell>
        </table:table-row>
        <table:table-row>
          <table:table-cell table:style-name="Tabulka1.A2" office:value-type="string">
            <text:p text:style-name="P33">Yoruba-YTB</text:p>
          </table:table-cell>
          <table:table-cell table:style-name="Tabulka1.A2" office:value-type="string">
            <text:p text:style-name="P33">CC BY-SA 4.0</text:p>
          </table:table-cell>
        </table:table-row>
      </table:table>
      <text:h text:style-name="P11"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42">License</text:p>
            </table:table-cell>
            <table:table-cell table:style-name="Tabulka2.A1" office:value-type="string">
              <text:p text:style-name="P42">URL</text:p>
            </table:table-cell>
          </table:table-row>
        </table:table-header-rows>
        <table:table-row>
          <table:table-cell table:style-name="Tabulka2.A1" office:value-type="string">
            <text:p text:style-name="P4">GNU GPL <text:span text:style-name="T7">2.0</text:span></text:p>
          </table:table-cell>
          <table:table-cell table:style-name="Tabulka2.A1" office:value-type="string">
            <text:p text:style-name="P38"><text:a xlink:type="simple" xlink:href="http://opensource.org/licenses/GPL-2.0" text:style-name="Internet_20_link" text:visited-style-name="Visited_20_Internet_20_Link"><text:span text:style-name="T8">http://opensource.org/licenses/GPL-2.0</text:span></text:a></text:p>
          </table:table-cell>
        </table:table-row>
        <table:table-row>
          <table:table-cell table:style-name="Tabulka2.A1" office:value-type="string">
            <text:p text:style-name="P25">GNU GPL 3.0</text:p>
          </table:table-cell>
          <table:table-cell table:style-name="Tabulka2.A1" office:value-type="string">
            <text:p text:style-name="P39"><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29">LGPL<text:span text:style-name="T17">-</text:span>LR</text:p>
          </table:table-cell>
          <table:table-cell table:style-name="Tabulka2.A1" office:value-type="string">
            <text:p text:style-name="P29"><text:a xlink:type="simple" xlink:href="http://www.ida.liu.se/~sarst/bitse/lgpllr.html" text:style-name="Internet_20_link" text:visited-style-name="Visited_20_Internet_20_Link">http://www.ida.liu.se/~sarst/bitse/lgpllr.html</text:a></text:p>
          </table:table-cell>
        </table:table-row>
        <table:table-row>
          <table:table-cell table:style-name="Tabulka2.A1" office:value-type="string">
            <text:p text:style-name="P28">CC BY 4.0</text:p>
          </table:table-cell>
          <table:table-cell table:style-name="Tabulka2.A1" office:value-type="string">
            <text:p text:style-name="P28"><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4">CC BY-SA 3.0</text:p>
          </table:table-cell>
          <table:table-cell table:style-name="Tabulka2.A1" office:value-type="string">
            <text:p text:style-name="P38"><text:a xlink:type="simple" xlink:href="http://creativecommons.org/licenses/by-sa/3.0/" text:style-name="Internet_20_link" text:visited-style-name="Visited_20_Internet_20_Link"><text:span text:style-name="T8">http://creativecommons.org/licenses/by-sa/3.0/</text:span></text:a></text:p>
          </table:table-cell>
        </table:table-row>
        <table:table-row>
          <table:table-cell table:style-name="Tabulka2.A1" office:value-type="string">
            <text:p text:style-name="P4">CC BY-SA 4.0</text:p>
          </table:table-cell>
          <table:table-cell table:style-name="Tabulka2.A1" office:value-type="string">
            <text:p text:style-name="P38"><text:a xlink:type="simple" xlink:href="http://creativecommons.org/licenses/by-sa/4.0/" text:style-name="Internet_20_link" text:visited-style-name="Visited_20_Internet_20_Link"><text:span text:style-name="T8">http://creativecommons.org/licenses/by-sa/4.0/</text:span></text:a></text:p>
          </table:table-cell>
        </table:table-row>
        <table:table-row>
          <table:table-cell table:style-name="Tabulka2.A1" office:value-type="string">
            <text:p text:style-name="P33">CC BY-NC-ND 3.0</text:p>
          </table:table-cell>
          <table:table-cell table:style-name="Tabulka2.A1" office:value-type="string">
            <text:p text:style-name="P34"><text:a xlink:type="simple" xlink:href="http://creativecommons.org/licenses/by-nc-nd/3.0/" text:style-name="Internet_20_link" text:visited-style-name="Visited_20_Internet_20_Link">http://creativecommons.org/licenses/by-nc-nd/3.0/</text:a></text:p>
          </table:table-cell>
        </table:table-row>
        <table:table-row>
          <table:table-cell table:style-name="Tabulka2.A1" office:value-type="string">
            <text:p text:style-name="P28">CC BY-NC-SA 2.5</text:p>
          </table:table-cell>
          <table:table-cell table:style-name="Tabulka2.A1" office:value-type="string">
            <text:p text:style-name="P28"><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4">CC BY-NC-SA 3.0</text:p>
          </table:table-cell>
          <table:table-cell table:style-name="Tabulka2.A1" office:value-type="string">
            <text:p text:style-name="P38"><text:a xlink:type="simple" xlink:href="http://creativecommons.org/licenses/by-nc-sa/3.0/" text:style-name="Internet_20_link" text:visited-style-name="Visited_20_Internet_20_Link"><text:span text:style-name="T8">http://creativecommons.org/licenses/by-nc-sa/3.0/</text:span></text:a></text:p>
          </table:table-cell>
        </table:table-row>
        <table:table-row>
          <table:table-cell table:style-name="Tabulka2.A1" office:value-type="string">
            <text:p text:style-name="P4">CC BY-NC-SA 4.0</text:p>
          </table:table-cell>
          <table:table-cell table:style-name="Tabulka2.A1" office:value-type="string">
            <text:p text:style-name="P38"><text:a xlink:type="simple" xlink:href="http://creativecommons.org/licenses/by-nc-sa/4.0/" text:style-name="Internet_20_link" text:visited-style-name="Visited_20_Internet_20_Link"><text:span text:style-name="T8">http://creativecommons.org/licenses/by-nc-sa/4.0/</text:span></text:a></text:p>
          </table:table-cell>
        </table:table-row>
        <table:table-row>
          <table:table-cell table:style-name="Tabulka2.A1" office:value-type="string">
            <text:p text:style-name="P37">PD</text:p>
          </table:table-cell>
          <table:table-cell table:style-name="Tabulka2.A1" office:value-type="string">
            <text:p text:style-name="P37">public domain</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9-11-13T11:49:25.138000000</dc:date>
    <meta:editing-duration>PT3H4M55S</meta:editing-duration>
    <meta:editing-cycles>25</meta:editing-cycles>
    <meta:generator>LibreOffice/5.3.1.2$Windows_X86_64 LibreOffice_project/e80a0e0fd1875e1696614d24c32df0f95f03deb2</meta:generator>
    <dc:creator>Daniel Zeman</dc:creator>
    <meta:document-statistic meta:table-count="2" meta:image-count="0" meta:object-count="0" meta:page-count="4" meta:paragraph-count="345" meta:word-count="795" meta:character-count="5433" meta:non-whitespace-character-count="4983"/>
  </office:meta>
</office:document-meta>
</file>